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1.249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1.1043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9591in"/>
    </style:style>
    <style:style style:name="co18" style:family="table-column">
      <style:table-column-properties fo:break-before="auto" style:column-width="1.072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31">
            <text:p>3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53">
            <text:p>5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53">
            <text:p>25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3106">
            <text:p>3106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4181">
            <text:p>418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5134">
            <text:p>1513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29">
            <text:p>2020-10-29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4 - 1.25)">
            <text:p>(0.94 - 1.2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6">
            <text:p>1.16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column table:style-name="co18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75">
            <text:p>29.7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62568306010929">
            <text:p>0.16256830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2078884111201">
            <text:p>1.6207888411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0160493097734">
            <text:p>4.6016049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1.625">
            <text:p>51.62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51829268292683">
            <text:p>0.2518292683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2.00570168054729">
            <text:p>2.00570168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08605959275711">
            <text:p>3.08605959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8">
            <text:p>288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70.125">
            <text:p>70.12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3489583333333">
            <text:p>0.2434895833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841640896267">
            <text:p>1.96841640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071800700599">
            <text:p>3.18071800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53">
            <text:p>353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6246458923513">
            <text:p>0.1462464589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5378313865772">
            <text:p>1.5537831387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7827457067107">
            <text:p>5.078274570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8">
            <text:p>388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6288659793814">
            <text:p>0.1262886598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327000743969">
            <text:p>1.4732700074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82829966795535">
            <text:p>5.82829966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63">
            <text:p>563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70248667850799">
            <text:p>0.0970248668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5803813030612">
            <text:p>1.3580381303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48524125434747">
            <text:p>7.4852412543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38">
            <text:p>738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3.75">
            <text:p>33.7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57317073170732">
            <text:p>0.0457317073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6416009815586">
            <text:p>1.1641600982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5.5008090787071">
            <text:p>15.5008090787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9.375">
            <text:p>89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55977312390925">
            <text:p>0.1559773124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936052804504">
            <text:p>1.5936052805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4.78210155139006">
            <text:p>4.78210155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52">
            <text:p>1052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90.125">
            <text:p>90.1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56701520912548">
            <text:p>0.0856701521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3142307072397">
            <text:p>1.3142307072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43270925371997">
            <text:p>8.4327092537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253">
            <text:p>1253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99.25">
            <text:p>9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92098962490024">
            <text:p>0.0792098962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8953208389251">
            <text:p>1.2895320839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09293575488012">
            <text:p>9.0929357549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1035">
            <text:p>1035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98.125">
            <text:p>98.12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948067632850242">
            <text:p>0.0948067633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4944078333217">
            <text:p>1.3494407833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7.65249984462683">
            <text:p>7.652499844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89">
            <text:p>989</text:p>
          </table:table-cell>
          <table:table-cell office:value-type="float" office:value="34.75">
            <text:p>34.75</text:p>
          </table:table-cell>
          <table:table-cell office:value-type="float" office:value="52.125">
            <text:p>52.125</text:p>
          </table:table-cell>
          <table:table-cell office:value-type="float" office:value="79.375">
            <text:p>79.375</text:p>
          </table:table-cell>
          <table:table-cell office:value-type="float" office:value="0.224193548387097">
            <text:p>0.2241935484</text:p>
          </table:table-cell>
          <table:table-cell office:value-type="float" office:value="0.144791666666667">
            <text:p>0.1447916667</text:p>
          </table:table-cell>
          <table:table-cell office:value-type="float" office:value="0.08025783619818">
            <text:p>0.0802578362</text:p>
          </table:table-cell>
          <table:table-cell office:value-type="float" office:value="1.8831924037461">
            <text:p>1.8831924037</text:p>
          </table:table-cell>
          <table:table-cell office:value-type="float" office:value="1.54786150173611">
            <text:p>1.5478615017</text:p>
          </table:table-cell>
          <table:table-cell office:value-type="float" office:value="1.29352741442521">
            <text:p>1.2935274144</text:p>
          </table:table-cell>
          <table:table-cell office:value-type="float" office:value="3.42663289257146">
            <text:p>3.4266328926</text:p>
          </table:table-cell>
          <table:table-cell office:value-type="float" office:value="5.12596875108728">
            <text:p>5.1259687511</text:p>
          </table:table-cell>
          <table:table-cell office:value-type="float" office:value="8.97861951348024">
            <text:p>8.978619513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77">
            <text:p>1077</text:p>
          </table:table-cell>
          <table:table-cell office:value-type="float" office:value="35">
            <text:p>35</text:p>
          </table:table-cell>
          <table:table-cell office:value-type="float" office:value="74.5">
            <text:p>74.5</text:p>
          </table:table-cell>
          <table:table-cell office:value-type="float" office:value="92.125">
            <text:p>92.125</text:p>
          </table:table-cell>
          <table:table-cell office:value-type="float" office:value="0.196629213483146">
            <text:p>0.1966292135</text:p>
          </table:table-cell>
          <table:table-cell office:value-type="float" office:value="0.173255813953488">
            <text:p>0.173255814</text:p>
          </table:table-cell>
          <table:table-cell office:value-type="float" office:value="0.0855385329619313">
            <text:p>0.085538533</text:p>
          </table:table-cell>
          <table:table-cell office:value-type="float" office:value="1.76398182047721">
            <text:p>1.7639818205</text:p>
          </table:table-cell>
          <table:table-cell office:value-type="float" office:value="1.66522979989183">
            <text:p>1.6652297999</text:p>
          </table:table-cell>
          <table:table-cell office:value-type="float" office:value="1.31372587298447">
            <text:p>1.313725873</text:p>
          </table:table-cell>
          <table:table-cell office:value-type="float" office:value="3.86135884870175">
            <text:p>3.8613588487</text:p>
          </table:table-cell>
          <table:table-cell office:value-type="float" office:value="4.33806337874027">
            <text:p>4.3380633787</text:p>
          </table:table-cell>
          <table:table-cell office:value-type="float" office:value="8.44516578972732">
            <text:p>8.445165789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87">
            <text:p>1287</text:p>
          </table:table-cell>
          <table:table-cell office:value-type="float" office:value="37.875">
            <text:p>37.875</text:p>
          </table:table-cell>
          <table:table-cell office:value-type="float" office:value="74.375">
            <text:p>74.375</text:p>
          </table:table-cell>
          <table:table-cell office:value-type="float" office:value="47.5">
            <text:p>47.5</text:p>
          </table:table-cell>
          <table:table-cell office:value-type="float" office:value="0.150297619047619">
            <text:p>0.150297619</text:p>
          </table:table-cell>
          <table:table-cell office:value-type="float" office:value="0.160984848484848">
            <text:p>0.1609848485</text:p>
          </table:table-cell>
          <table:table-cell office:value-type="float" office:value="0.0369075369075369">
            <text:p>0.0369075369</text:p>
          </table:table-cell>
          <table:table-cell office:value-type="float" office:value="1.57031684027778">
            <text:p>1.5703168403</text:p>
          </table:table-cell>
          <table:table-cell office:value-type="float" office:value="1.61424256772268">
            <text:p>1.6142425677</text:p>
          </table:table-cell>
          <table:table-cell office:value-type="float" office:value="1.13184622508632">
            <text:p>1.1318462251</text:p>
          </table:table-cell>
          <table:table-cell office:value-type="float" office:value="4.95031906453277">
            <text:p>4.9503190645</text:p>
          </table:table-cell>
          <table:table-cell office:value-type="float" office:value="4.64362188714711">
            <text:p>4.6436218871</text:p>
          </table:table-cell>
          <table:table-cell office:value-type="float" office:value="19.125120622247">
            <text:p>19.125120622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320">
            <text:p>1320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90.625">
            <text:p>90.625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8655303030303">
            <text:p>0.068655303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4953211984906">
            <text:p>1.2495321198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0.4387856015751">
            <text:p>10.438785601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84">
            <text:p>684</text:p>
          </table:table-cell>
          <table:table-cell office:value-type="float" office:value="1626">
            <text:p>1626</text:p>
          </table:table-cell>
          <table:table-cell office:value-type="float" office:value="65.75">
            <text:p>65.75</text:p>
          </table:table-cell>
          <table:table-cell office:value-type="float" office:value="64.875">
            <text:p>64.875</text:p>
          </table:table-cell>
          <table:table-cell office:value-type="float" office:value="125.5">
            <text:p>125.5</text:p>
          </table:table-cell>
          <table:table-cell office:value-type="float" office:value="0.198042168674699">
            <text:p>0.1980421687</text:p>
          </table:table-cell>
          <table:table-cell office:value-type="float" office:value="0.0948464912280702">
            <text:p>0.0948464912</text:p>
          </table:table-cell>
          <table:table-cell office:value-type="float" office:value="0.0771832718327183">
            <text:p>0.0771832718</text:p>
          </table:table-cell>
          <table:table-cell office:value-type="float" office:value="1.77002016348527">
            <text:p>1.7700201635</text:p>
          </table:table-cell>
          <table:table-cell office:value-type="float" office:value="1.34959459881887">
            <text:p>1.3495945988</text:p>
          </table:table-cell>
          <table:table-cell office:value-type="float" office:value="1.28181767601809">
            <text:p>1.281817676</text:p>
          </table:table-cell>
          <table:table-cell office:value-type="float" office:value="3.83614020730673">
            <text:p>3.8361402073</text:p>
          </table:table-cell>
          <table:table-cell office:value-type="float" office:value="7.64943535627043">
            <text:p>7.6494353563</text:p>
          </table:table-cell>
          <table:table-cell office:value-type="float" office:value="9.32281576654089">
            <text:p>9.322815766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63">
            <text:p>663</text:p>
          </table:table-cell>
          <table:table-cell office:value-type="float" office:value="1479">
            <text:p>1479</text:p>
          </table:table-cell>
          <table:table-cell office:value-type="float" office:value="59.125">
            <text:p>59.125</text:p>
          </table:table-cell>
          <table:table-cell office:value-type="float" office:value="104">
            <text:p>104</text:p>
          </table:table-cell>
          <table:table-cell office:value-type="float" office:value="165">
            <text:p>165</text:p>
          </table:table-cell>
          <table:table-cell office:value-type="float" office:value="0.169899425287356">
            <text:p>0.1698994253</text:p>
          </table:table-cell>
          <table:table-cell office:value-type="float" office:value="0.156862745098039">
            <text:p>0.1568627451</text:p>
          </table:table-cell>
          <table:table-cell office:value-type="float" office:value="0.111561866125761">
            <text:p>0.1115618661</text:p>
          </table:table-cell>
          <table:table-cell office:value-type="float" office:value="1.65122498534318">
            <text:p>1.6512249853</text:p>
          </table:table-cell>
          <table:table-cell office:value-type="float" office:value="1.59724721261053">
            <text:p>1.5972472126</text:p>
          </table:table-cell>
          <table:table-cell office:value-type="float" office:value="1.41486078938815">
            <text:p>1.4148607894</text:p>
          </table:table-cell>
          <table:table-cell office:value-type="float" office:value="4.41726338262945">
            <text:p>4.4172633826</text:p>
          </table:table-cell>
          <table:table-cell office:value-type="float" office:value="4.75697319894721">
            <text:p>4.7569731989</text:p>
          </table:table-cell>
          <table:table-cell office:value-type="float" office:value="6.5535847117725">
            <text:p>6.553584711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13">
            <text:p>813</text:p>
          </table:table-cell>
          <table:table-cell office:value-type="float" office:value="1946">
            <text:p>1946</text:p>
          </table:table-cell>
          <table:table-cell office:value-type="float" office:value="13.75">
            <text:p>13.75</text:p>
          </table:table-cell>
          <table:table-cell office:value-type="float" office:value="59.875">
            <text:p>59.875</text:p>
          </table:table-cell>
          <table:table-cell office:value-type="float" office:value="344.75">
            <text:p>344.75</text:p>
          </table:table-cell>
          <table:table-cell office:value-type="float" office:value="0.0376712328767123">
            <text:p>0.0376712329</text:p>
          </table:table-cell>
          <table:table-cell office:value-type="float" office:value="0.0736469864698647">
            <text:p>0.0736469865</text:p>
          </table:table-cell>
          <table:table-cell office:value-type="float" office:value="0.177158273381295">
            <text:p>0.1771582734</text:p>
          </table:table-cell>
          <table:table-cell office:value-type="float" office:value="1.13463079376994">
            <text:p>1.1346307938</text:p>
          </table:table-cell>
          <table:table-cell office:value-type="float" office:value="1.26839525473207">
            <text:p>1.2683952547</text:p>
          </table:table-cell>
          <table:table-cell office:value-type="float" office:value="1.68156866233632">
            <text:p>1.6815686623</text:p>
          </table:table-cell>
          <table:table-cell office:value-type="float" office:value="18.7443446228369">
            <text:p>18.7443446228</text:p>
          </table:table-cell>
          <table:table-cell office:value-type="float" office:value="9.7542213903333">
            <text:p>9.7542213903</text:p>
          </table:table-cell>
          <table:table-cell office:value-type="float" office:value="4.24974368014217">
            <text:p>4.249743680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10">
            <text:p>810</text:p>
          </table:table-cell>
          <table:table-cell office:value-type="float" office:value="2144">
            <text:p>2144</text:p>
          </table:table-cell>
          <table:table-cell office:value-type="float" office:value="45.25">
            <text:p>45.25</text:p>
          </table:table-cell>
          <table:table-cell office:value-type="float" office:value="38.5">
            <text:p>38.5</text:p>
          </table:table-cell>
          <table:table-cell office:value-type="float" office:value="173.875">
            <text:p>173.875</text:p>
          </table:table-cell>
          <table:table-cell office:value-type="float" office:value="0.132309941520468">
            <text:p>0.1323099415</text:p>
          </table:table-cell>
          <table:table-cell office:value-type="float" office:value="0.0475308641975309">
            <text:p>0.0475308642</text:p>
          </table:table-cell>
          <table:table-cell office:value-type="float" office:value="0.0810984141791045">
            <text:p>0.0810984142</text:p>
          </table:table-cell>
          <table:table-cell office:value-type="float" office:value="1.49739639974693">
            <text:p>1.4973963997</text:p>
          </table:table-cell>
          <table:table-cell office:value-type="float" office:value="1.17078602347203">
            <text:p>1.1707860235</text:p>
          </table:table-cell>
          <table:table-cell office:value-type="float" office:value="1.2967352770803">
            <text:p>1.2967352771</text:p>
          </table:table-cell>
          <table:table-cell office:value-type="float" office:value="5.57821196226662">
            <text:p>5.5782119623</text:p>
          </table:table-cell>
          <table:table-cell office:value-type="float" office:value="14.9269879736111">
            <text:p>14.9269879736</text:p>
          </table:table-cell>
          <table:table-cell office:value-type="float" office:value="8.88905798093872">
            <text:p>8.889057980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76">
            <text:p>976</text:p>
          </table:table-cell>
          <table:table-cell office:value-type="float" office:value="2079">
            <text:p>2079</text:p>
          </table:table-cell>
          <table:table-cell office:value-type="float" office:value="68.625">
            <text:p>68.625</text:p>
          </table:table-cell>
          <table:table-cell office:value-type="float" office:value="74.25">
            <text:p>74.25</text:p>
          </table:table-cell>
          <table:table-cell office:value-type="float" office:value="61.25">
            <text:p>61.25</text:p>
          </table:table-cell>
          <table:table-cell office:value-type="float" office:value="0.20922256097561">
            <text:p>0.209222561</text:p>
          </table:table-cell>
          <table:table-cell office:value-type="float" office:value="0.0760758196721311">
            <text:p>0.0760758197</text:p>
          </table:table-cell>
          <table:table-cell office:value-type="float" office:value="0.0294612794612795">
            <text:p>0.0294612795</text:p>
          </table:table-cell>
          <table:table-cell office:value-type="float" office:value="1.81807616025617">
            <text:p>1.8180761603</text:p>
          </table:table-cell>
          <table:table-cell office:value-type="float" office:value="1.27760892831648">
            <text:p>1.2776089283</text:p>
          </table:table-cell>
          <table:table-cell office:value-type="float" office:value="1.10481569340997">
            <text:p>1.1048156934</text:p>
          </table:table-cell>
          <table:table-cell office:value-type="float" office:value="3.64857240576826">
            <text:p>3.6485724058</text:p>
          </table:table-cell>
          <table:table-cell office:value-type="float" office:value="9.45360677665882">
            <text:p>9.4536067767</text:p>
          </table:table-cell>
          <table:table-cell office:value-type="float" office:value="23.8722921784772">
            <text:p>23.872292178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1066">
            <text:p>1066</text:p>
          </table:table-cell>
          <table:table-cell office:value-type="float" office:value="2478">
            <text:p>2478</text:p>
          </table:table-cell>
          <table:table-cell office:value-type="float" office:value="83.75">
            <text:p>83.75</text:p>
          </table:table-cell>
          <table:table-cell office:value-type="float" office:value="164.75">
            <text:p>164.75</text:p>
          </table:table-cell>
          <table:table-cell office:value-type="float" office:value="86.75">
            <text:p>86.75</text:p>
          </table:table-cell>
          <table:table-cell office:value-type="float" office:value="0.232638888888889">
            <text:p>0.2326388889</text:p>
          </table:table-cell>
          <table:table-cell office:value-type="float" office:value="0.154549718574109">
            <text:p>0.1545497186</text:p>
          </table:table-cell>
          <table:table-cell office:value-type="float" office:value="0.0350080710250202">
            <text:p>0.035008071</text:p>
          </table:table-cell>
          <table:table-cell office:value-type="float" office:value="1.92031298225309">
            <text:p>1.9203129823</text:p>
          </table:table-cell>
          <table:table-cell office:value-type="float" office:value="1.5877398214116">
            <text:p>1.5877398214</text:p>
          </table:table-cell>
          <table:table-cell office:value-type="float" office:value="1.12493035605988">
            <text:p>1.1249303561</text:p>
          </table:table-cell>
          <table:table-cell office:value-type="float" office:value="3.31399931825927">
            <text:p>3.3139993183</text:p>
          </table:table-cell>
          <table:table-cell office:value-type="float" office:value="4.82322165589113">
            <text:p>4.8232216559</text:p>
          </table:table-cell>
          <table:table-cell office:value-type="float" office:value="20.144225422606">
            <text:p>20.144225422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71">
            <text:p>1271</text:p>
          </table:table-cell>
          <table:table-cell office:value-type="float" office:value="3355">
            <text:p>3355</text:p>
          </table:table-cell>
          <table:table-cell office:value-type="float" office:value="107.375">
            <text:p>107.375</text:p>
          </table:table-cell>
          <table:table-cell office:value-type="float" office:value="67.125">
            <text:p>67.125</text:p>
          </table:table-cell>
          <table:table-cell office:value-type="float" office:value="40">
            <text:p>40</text:p>
          </table:table-cell>
          <table:table-cell office:value-type="float" office:value="0.28864247311828">
            <text:p>0.2886424731</text:p>
          </table:table-cell>
          <table:table-cell office:value-type="float" office:value="0.0528127458693942">
            <text:p>0.0528127459</text:p>
          </table:table-cell>
          <table:table-cell office:value-type="float" office:value="0.0119225037257824">
            <text:p>0.0119225037</text:p>
          </table:table-cell>
          <table:table-cell office:value-type="float" office:value="2.17354503139814">
            <text:p>2.1735450314</text:p>
          </table:table-cell>
          <table:table-cell office:value-type="float" office:value="1.19031141535036">
            <text:p>1.1903114154</text:p>
          </table:table-cell>
          <table:table-cell office:value-type="float" office:value="1.04200736938662">
            <text:p>1.0420073694</text:p>
          </table:table-cell>
          <table:table-cell office:value-type="float" office:value="2.7333453413617">
            <text:p>2.7333453414</text:p>
          </table:table-cell>
          <table:table-cell office:value-type="float" office:value="13.4682202042118">
            <text:p>13.46822020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12">
            <text:p>12</text:p>
          </table:table-cell>
          <table:table-cell office:value-type="float" office:value="620">
            <text:p>620</text:p>
          </table:table-cell>
          <table:table-cell office:value-type="float" office:value="1292">
            <text:p>1292</text:p>
          </table:table-cell>
          <table:table-cell office:value-type="float" office:value="2912">
            <text:p>2912</text:p>
          </table:table-cell>
          <table:table-cell office:value-type="float" office:value="59.25">
            <text:p>59.25</text:p>
          </table:table-cell>
          <table:table-cell office:value-type="float" office:value="103.5">
            <text:p>103.5</text:p>
          </table:table-cell>
          <table:table-cell office:value-type="float" office:value="220.125">
            <text:p>220.125</text:p>
          </table:table-cell>
          <table:table-cell office:value-type="float" office:value="0.0955645161290323">
            <text:p>0.0955645161</text:p>
          </table:table-cell>
          <table:table-cell office:value-type="float" office:value="0.0801083591331269">
            <text:p>0.0801083591</text:p>
          </table:table-cell>
          <table:table-cell office:value-type="float" office:value="0.0755923763736264">
            <text:p>0.0755923764</text:p>
          </table:table-cell>
          <table:table-cell office:value-type="float" office:value="1.35237565686785">
            <text:p>1.3523756569</text:p>
          </table:table-cell>
          <table:table-cell office:value-type="float" office:value="1.29295726140383">
            <text:p>1.2929572614</text:p>
          </table:table-cell>
          <table:table-cell office:value-type="float" office:value="1.27577316374468">
            <text:p>1.2757731637</text:p>
          </table:table-cell>
          <table:table-cell office:value-type="float" office:value="7.59448806028314">
            <text:p>7.5944880603</text:p>
          </table:table-cell>
          <table:table-cell office:value-type="float" office:value="8.99474266871062">
            <text:p>8.9947426687</text:p>
          </table:table-cell>
          <table:table-cell office:value-type="float" office:value="9.51190290708559">
            <text:p>9.511902907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726">
            <text:p>726</text:p>
          </table:table-cell>
          <table:table-cell office:value-type="float" office:value="1326">
            <text:p>1326</text:p>
          </table:table-cell>
          <table:table-cell office:value-type="float" office:value="2960">
            <text:p>2960</text:p>
          </table:table-cell>
          <table:table-cell office:value-type="float" office:value="83.875">
            <text:p>83.875</text:p>
          </table:table-cell>
          <table:table-cell office:value-type="float" office:value="79.5">
            <text:p>79.5</text:p>
          </table:table-cell>
          <table:table-cell office:value-type="float" office:value="130.875">
            <text:p>130.875</text:p>
          </table:table-cell>
          <table:table-cell office:value-type="float" office:value="0.115530303030303">
            <text:p>0.115530303</text:p>
          </table:table-cell>
          <table:table-cell office:value-type="float" office:value="0.0599547511312217">
            <text:p>0.0599547511</text:p>
          </table:table-cell>
          <table:table-cell office:value-type="float" office:value="0.044214527027027">
            <text:p>0.044214527</text:p>
          </table:table-cell>
          <table:table-cell office:value-type="float" office:value="1.43051667240588">
            <text:p>1.4305166724</text:p>
          </table:table-cell>
          <table:table-cell office:value-type="float" office:value="1.21688699043836">
            <text:p>1.2168869904</text:p>
          </table:table-cell>
          <table:table-cell office:value-type="float" office:value="1.15858249641903">
            <text:p>1.1585824964</text:p>
          </table:table-cell>
          <table:table-cell office:value-type="float" office:value="6.33995989117873">
            <text:p>6.3399598912</text:p>
          </table:table-cell>
          <table:table-cell office:value-type="float" office:value="11.9043823437693">
            <text:p>11.9043823438</text:p>
          </table:table-cell>
          <table:table-cell office:value-type="float" office:value="16.0209850312571">
            <text:p>16.0209850313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58">
            <text:p>758</text:p>
          </table:table-cell>
          <table:table-cell office:value-type="float" office:value="1458">
            <text:p>1458</text:p>
          </table:table-cell>
          <table:table-cell office:value-type="float" office:value="3412">
            <text:p>3412</text:p>
          </table:table-cell>
          <table:table-cell office:value-type="float" office:value="22.5">
            <text:p>22.5</text:p>
          </table:table-cell>
          <table:table-cell office:value-type="float" office:value="108.625">
            <text:p>108.625</text:p>
          </table:table-cell>
          <table:table-cell office:value-type="float" office:value="140.75">
            <text:p>140.75</text:p>
          </table:table-cell>
          <table:table-cell office:value-type="float" office:value="0.0296833773087071">
            <text:p>0.0296833773</text:p>
          </table:table-cell>
          <table:table-cell office:value-type="float" office:value="0.074502743484225">
            <text:p>0.0745027435</text:p>
          </table:table-cell>
          <table:table-cell office:value-type="float" office:value="0.0412514654161782">
            <text:p>0.0412514654</text:p>
          </table:table-cell>
          <table:table-cell office:value-type="float" office:value="1.10561878224184">
            <text:p>1.1056187822</text:p>
          </table:table-cell>
          <table:table-cell office:value-type="float" office:value="1.27163889341667">
            <text:p>1.2716388934</text:p>
          </table:table-cell>
          <table:table-cell office:value-type="float" office:value="1.14771542841863">
            <text:p>1.1477154284</text:p>
          </table:table-cell>
          <table:table-cell office:value-type="float" office:value="23.6962423394245">
            <text:p>23.6962423394</text:p>
          </table:table-cell>
          <table:table-cell office:value-type="float" office:value="9.64606965846976">
            <text:p>9.6460696585</text:p>
          </table:table-cell>
          <table:table-cell office:value-type="float" office:value="17.1472097952186">
            <text:p>17.1472097952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848">
            <text:p>848</text:p>
          </table:table-cell>
          <table:table-cell office:value-type="float" office:value="1723">
            <text:p>1723</text:p>
          </table:table-cell>
          <table:table-cell office:value-type="float" office:value="4044">
            <text:p>4044</text:p>
          </table:table-cell>
          <table:table-cell office:value-type="float" office:value="42.25">
            <text:p>42.25</text:p>
          </table:table-cell>
          <table:table-cell office:value-type="float" office:value="165.25">
            <text:p>165.25</text:p>
          </table:table-cell>
          <table:table-cell office:value-type="float" office:value="73.375">
            <text:p>73.375</text:p>
          </table:table-cell>
          <table:table-cell office:value-type="float" office:value="0.0498231132075472">
            <text:p>0.0498231132</text:p>
          </table:table-cell>
          <table:table-cell office:value-type="float" office:value="0.0959082994776553">
            <text:p>0.0959082995</text:p>
          </table:table-cell>
          <table:table-cell office:value-type="float" office:value="0.0181441641938675">
            <text:p>0.0181441642</text:p>
          </table:table-cell>
          <table:table-cell office:value-type="float" office:value="1.17924628774141">
            <text:p>1.1792462877</text:p>
          </table:table-cell>
          <table:table-cell office:value-type="float" office:value="1.35370791591284">
            <text:p>1.3537079159</text:p>
          </table:table-cell>
          <table:table-cell office:value-type="float" office:value="1.06414982763935">
            <text:p>1.0641498276</text:p>
          </table:table-cell>
          <table:table-cell office:value-type="float" office:value="14.2559263646782">
            <text:p>14.2559263647</text:p>
          </table:table-cell>
          <table:table-cell office:value-type="float" office:value="7.56847089734097">
            <text:p>7.56847089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28">
            <text:p>828</text:p>
          </table:table-cell>
          <table:table-cell office:value-type="float" office:value="1664">
            <text:p>1664</text:p>
          </table:table-cell>
          <table:table-cell office:value-type="float" office:value="3693">
            <text:p>3693</text:p>
          </table:table-cell>
          <table:table-cell office:value-type="float" office:value="79.75">
            <text:p>79.75</text:p>
          </table:table-cell>
          <table:table-cell office:value-type="float" office:value="130.625">
            <text:p>130.625</text:p>
          </table:table-cell>
          <table:table-cell office:value-type="float" office:value="123.875">
            <text:p>123.875</text:p>
          </table:table-cell>
          <table:table-cell office:value-type="float" office:value="0.0963164251207729">
            <text:p>0.0963164251</text:p>
          </table:table-cell>
          <table:table-cell office:value-type="float" office:value="0.0785006009615385">
            <text:p>0.078500601</text:p>
          </table:table-cell>
          <table:table-cell office:value-type="float" office:value="0.0335431898185757">
            <text:p>0.0335431898</text:p>
          </table:table-cell>
          <table:table-cell office:value-type="float" office:value="1.35529012126887">
            <text:p>1.3552901213</text:p>
          </table:table-cell>
          <table:table-cell office:value-type="float" office:value="1.28683029829398">
            <text:p>1.2868302983</text:p>
          </table:table-cell>
          <table:table-cell office:value-type="float" office:value="1.1196064497081">
            <text:p>1.1196064497</text:p>
          </table:table-cell>
          <table:table-cell office:value-type="float" office:value="7.53782533702356">
            <text:p>7.537825337</text:p>
          </table:table-cell>
          <table:table-cell office:value-type="float" office:value="9.17204160258802">
            <text:p>9.1720416026</text:p>
          </table:table-cell>
          <table:table-cell office:value-type="float" office:value="21.0089870558855">
            <text:p>21.008987055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832">
            <text:p>832</text:p>
          </table:table-cell>
          <table:table-cell office:value-type="float" office:value="1817">
            <text:p>1817</text:p>
          </table:table-cell>
          <table:table-cell office:value-type="float" office:value="4440">
            <text:p>4440</text:p>
          </table:table-cell>
          <table:table-cell office:value-type="float" office:value="29.5">
            <text:p>29.5</text:p>
          </table:table-cell>
          <table:table-cell office:value-type="float" office:value="131.25">
            <text:p>131.25</text:p>
          </table:table-cell>
          <table:table-cell office:value-type="float" office:value="80.125">
            <text:p>80.125</text:p>
          </table:table-cell>
          <table:table-cell office:value-type="float" office:value="0.0354567307692308">
            <text:p>0.0354567308</text:p>
          </table:table-cell>
          <table:table-cell office:value-type="float" office:value="0.0722344523940561">
            <text:p>0.0722344524</text:p>
          </table:table-cell>
          <table:table-cell office:value-type="float" office:value="0.0180461711711712">
            <text:p>0.0180461712</text:p>
          </table:table-cell>
          <table:table-cell office:value-type="float" office:value="1.12656263001572">
            <text:p>1.12656263</text:p>
          </table:table-cell>
          <table:table-cell office:value-type="float" office:value="1.26304750296003">
            <text:p>1.263047503</text:p>
          </table:table-cell>
          <table:table-cell office:value-type="float" office:value="1.06379990111522">
            <text:p>1.0637999011</text:p>
          </table:table-cell>
          <table:table-cell office:value-type="float" office:value="19.8936611858793">
            <text:p>19.8936611859</text:p>
          </table:table-cell>
          <table:table-cell office:value-type="float" office:value="9.93834284208064">
            <text:p>9.9383428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928">
            <text:p>928</text:p>
          </table:table-cell>
          <table:table-cell office:value-type="float" office:value="2057">
            <text:p>2057</text:p>
          </table:table-cell>
          <table:table-cell office:value-type="float" office:value="5261">
            <text:p>5261</text:p>
          </table:table-cell>
          <table:table-cell office:value-type="float" office:value="39.25">
            <text:p>39.25</text:p>
          </table:table-cell>
          <table:table-cell office:value-type="float" office:value="139.5">
            <text:p>139.5</text:p>
          </table:table-cell>
          <table:table-cell office:value-type="float" office:value="31.875">
            <text:p>31.875</text:p>
          </table:table-cell>
          <table:table-cell office:value-type="float" office:value="0.0422952586206897">
            <text:p>0.0422952586</text:p>
          </table:table-cell>
          <table:table-cell office:value-type="float" office:value="0.0678172095284395">
            <text:p>0.0678172095</text:p>
          </table:table-cell>
          <table:table-cell office:value-type="float" office:value="0.0060587340809732">
            <text:p>0.0060587341</text:p>
          </table:table-cell>
          <table:table-cell office:value-type="float" office:value="1.15153962741992">
            <text:p>1.1515396274</text:p>
          </table:table-cell>
          <table:table-cell office:value-type="float" office:value="1.24637461420966">
            <text:p>1.2463746142</text:p>
          </table:table-cell>
          <table:table-cell office:value-type="float" office:value="1.02127751747039">
            <text:p>1.0212775175</text:p>
          </table:table-cell>
          <table:table-cell office:value-type="float" office:value="16.7324759643585">
            <text:p>16.7324759644</text:p>
          </table:table-cell>
          <table:table-cell office:value-type="float" office:value="10.5635991154432">
            <text:p>10.5635991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27">
            <text:p>27</text:p>
          </table:table-cell>
          <table:table-cell office:value-type="float" office:value="1146">
            <text:p>1146</text:p>
          </table:table-cell>
          <table:table-cell office:value-type="float" office:value="2151">
            <text:p>2151</text:p>
          </table:table-cell>
          <table:table-cell office:value-type="float" office:value="4451">
            <text:p>4451</text:p>
          </table:table-cell>
          <table:table-cell office:value-type="float" office:value="19.75">
            <text:p>19.75</text:p>
          </table:table-cell>
          <table:table-cell office:value-type="float" office:value="67">
            <text:p>67</text:p>
          </table:table-cell>
          <table:table-cell office:value-type="float" office:value="168.5">
            <text:p>168.5</text:p>
          </table:table-cell>
          <table:table-cell office:value-type="float" office:value="0.0172338568935428">
            <text:p>0.0172338569</text:p>
          </table:table-cell>
          <table:table-cell office:value-type="float" office:value="0.0311483031148303">
            <text:p>0.0311483031</text:p>
          </table:table-cell>
          <table:table-cell office:value-type="float" office:value="0.037856661424399">
            <text:p>0.0378566614</text:p>
          </table:table-cell>
          <table:table-cell office:value-type="float" office:value="1.06090063054132">
            <text:p>1.0609006305</text:p>
          </table:table-cell>
          <table:table-cell office:value-type="float" office:value="1.1109206858043">
            <text:p>1.1109206858</text:p>
          </table:table-cell>
          <table:table-cell office:value-type="float" office:value="1.13530724354123">
            <text:p>1.1353072435</text:p>
          </table:table-cell>
          <table:table-cell office:value-type="float" office:value="0">
            <text:p>0</text:p>
          </table:table-cell>
          <table:table-cell office:value-type="float" office:value="22.5979300139398">
            <text:p>22.5979300139</text:p>
          </table:table-cell>
          <table:table-cell office:value-type="float" office:value="18.6542083405633">
            <text:p>18.6542083406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1110">
            <text:p>1110</text:p>
          </table:table-cell>
          <table:table-cell office:value-type="float" office:value="2106">
            <text:p>2106</text:p>
          </table:table-cell>
          <table:table-cell office:value-type="float" office:value="3706">
            <text:p>3706</text:p>
          </table:table-cell>
          <table:table-cell office:value-type="float" office:value="91.25">
            <text:p>91.25</text:p>
          </table:table-cell>
          <table:table-cell office:value-type="float" office:value="221.25">
            <text:p>221.25</text:p>
          </table:table-cell>
          <table:table-cell office:value-type="float" office:value="167.375">
            <text:p>167.375</text:p>
          </table:table-cell>
          <table:table-cell office:value-type="float" office:value="0.0822072072072072">
            <text:p>0.0822072072</text:p>
          </table:table-cell>
          <table:table-cell office:value-type="float" office:value="0.10505698005698">
            <text:p>0.1050569801</text:p>
          </table:table-cell>
          <table:table-cell office:value-type="float" office:value="0.0451632487857528">
            <text:p>0.0451632488</text:p>
          </table:table-cell>
          <table:table-cell office:value-type="float" office:value="1.30097095406217">
            <text:p>1.3009709541</text:p>
          </table:table-cell>
          <table:table-cell office:value-type="float" office:value="1.38933188955447">
            <text:p>1.3893318896</text:p>
          </table:table-cell>
          <table:table-cell office:value-type="float" office:value="1.16206922007027">
            <text:p>1.1620692201</text:p>
          </table:table-cell>
          <table:table-cell office:value-type="float" office:value="8.77371886097986">
            <text:p>8.773718861</text:p>
          </table:table-cell>
          <table:table-cell office:value-type="float" office:value="6.93862557695382">
            <text:p>6.938625577</text:p>
          </table:table-cell>
          <table:table-cell office:value-type="float" office:value="15.691615570231">
            <text:p>15.691615570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217">
            <text:p>1217</text:p>
          </table:table-cell>
          <table:table-cell office:value-type="float" office:value="2209">
            <text:p>2209</text:p>
          </table:table-cell>
          <table:table-cell office:value-type="float" office:value="3947">
            <text:p>3947</text:p>
          </table:table-cell>
          <table:table-cell office:value-type="float" office:value="72.375">
            <text:p>72.375</text:p>
          </table:table-cell>
          <table:table-cell office:value-type="float" office:value="66">
            <text:p>66</text:p>
          </table:table-cell>
          <table:table-cell office:value-type="float" office:value="207.125">
            <text:p>207.125</text:p>
          </table:table-cell>
          <table:table-cell office:value-type="float" office:value="0.0594700082169269">
            <text:p>0.0594700082</text:p>
          </table:table-cell>
          <table:table-cell office:value-type="float" office:value="0.0298777727478497">
            <text:p>0.0298777727</text:p>
          </table:table-cell>
          <table:table-cell office:value-type="float" office:value="0.0524765644793514">
            <text:p>0.0524765645</text:p>
          </table:table-cell>
          <table:table-cell office:value-type="float" office:value="1.21507692523879">
            <text:p>1.2150769252</text:p>
          </table:table-cell>
          <table:table-cell office:value-type="float" office:value="1.10632185997404">
            <text:p>1.10632186</text:p>
          </table:table-cell>
          <table:table-cell office:value-type="float" office:value="1.18906540372406">
            <text:p>1.1890654037</text:p>
          </table:table-cell>
          <table:table-cell office:value-type="float" office:value="11.9986444324905">
            <text:p>11.9986444325</text:p>
          </table:table-cell>
          <table:table-cell office:value-type="float" office:value="23.5442991751109">
            <text:p>23.5442991751</text:p>
          </table:table-cell>
          <table:table-cell office:value-type="float" office:value="13.5523190912971">
            <text:p>13.552319091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274">
            <text:p>1274</text:p>
          </table:table-cell>
          <table:table-cell office:value-type="float" office:value="2540">
            <text:p>2540</text:p>
          </table:table-cell>
          <table:table-cell office:value-type="float" office:value="4524">
            <text:p>4524</text:p>
          </table:table-cell>
          <table:table-cell office:value-type="float" office:value="59.375">
            <text:p>59.375</text:p>
          </table:table-cell>
          <table:table-cell office:value-type="float" office:value="186.25">
            <text:p>186.25</text:p>
          </table:table-cell>
          <table:table-cell office:value-type="float" office:value="292.875">
            <text:p>292.875</text:p>
          </table:table-cell>
          <table:table-cell office:value-type="float" office:value="0.046605180533752">
            <text:p>0.0466051805</text:p>
          </table:table-cell>
          <table:table-cell office:value-type="float" office:value="0.0733267716535433">
            <text:p>0.0733267717</text:p>
          </table:table-cell>
          <table:table-cell office:value-type="float" office:value="0.0647380636604774">
            <text:p>0.0647380637</text:p>
          </table:table-cell>
          <table:table-cell office:value-type="float" office:value="1.1673753358592">
            <text:p>1.1673753359</text:p>
          </table:table-cell>
          <table:table-cell office:value-type="float" office:value="1.26718225905202">
            <text:p>1.2671822591</text:p>
          </table:table-cell>
          <table:table-cell office:value-type="float" office:value="1.23479761590923">
            <text:p>1.2347976159</text:p>
          </table:table-cell>
          <table:table-cell office:value-type="float" office:value="15.2166921171392">
            <text:p>15.2166921171</text:p>
          </table:table-cell>
          <table:table-cell office:value-type="float" office:value="9.79533932747294">
            <text:p>9.7953393275</text:p>
          </table:table-cell>
          <table:table-cell office:value-type="float" office:value="11.0499000034808">
            <text:p>11.0499000035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7">
            <text:p>27</text:p>
          </table:table-cell>
          <table:table-cell office:value-type="float" office:value="1284">
            <text:p>1284</text:p>
          </table:table-cell>
          <table:table-cell office:value-type="float" office:value="2587">
            <text:p>2587</text:p>
          </table:table-cell>
          <table:table-cell office:value-type="float" office:value="4466">
            <text:p>4466</text:p>
          </table:table-cell>
          <table:table-cell office:value-type="float" office:value="114.75">
            <text:p>114.75</text:p>
          </table:table-cell>
          <table:table-cell office:value-type="float" office:value="199.125">
            <text:p>199.125</text:p>
          </table:table-cell>
          <table:table-cell office:value-type="float" office:value="360.375">
            <text:p>360.375</text:p>
          </table:table-cell>
          <table:table-cell office:value-type="float" office:value="0.0893691588785047">
            <text:p>0.0893691589</text:p>
          </table:table-cell>
          <table:table-cell office:value-type="float" office:value="0.0769713954387321">
            <text:p>0.0769713954</text:p>
          </table:table-cell>
          <table:table-cell office:value-type="float" office:value="0.0806930138826691">
            <text:p>0.0806930139</text:p>
          </table:table-cell>
          <table:table-cell office:value-type="float" office:value="1.32844627532972">
            <text:p>1.3284462753</text:p>
          </table:table-cell>
          <table:table-cell office:value-type="float" office:value="1.2810120916385">
            <text:p>1.2810120916</text:p>
          </table:table-cell>
          <table:table-cell office:value-type="float" office:value="1.2951878190687">
            <text:p>1.2951878191</text:p>
          </table:table-cell>
          <table:table-cell office:value-type="float" office:value="8.09762963913195">
            <text:p>8.0976296391</text:p>
          </table:table-cell>
          <table:table-cell office:value-type="float" office:value="9.34754752581033">
            <text:p>9.3475475258</text:p>
          </table:table-cell>
          <table:table-cell office:value-type="float" office:value="8.93201955801872">
            <text:p>8.93201955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1583">
            <text:p>1583</text:p>
          </table:table-cell>
          <table:table-cell office:value-type="float" office:value="2822">
            <text:p>2822</text:p>
          </table:table-cell>
          <table:table-cell office:value-type="float" office:value="5313">
            <text:p>5313</text:p>
          </table:table-cell>
          <table:table-cell office:value-type="float" office:value="135.75">
            <text:p>135.75</text:p>
          </table:table-cell>
          <table:table-cell office:value-type="float" office:value="156.75">
            <text:p>156.75</text:p>
          </table:table-cell>
          <table:table-cell office:value-type="float" office:value="231.875">
            <text:p>231.875</text:p>
          </table:table-cell>
          <table:table-cell office:value-type="float" office:value="0.08575489576753">
            <text:p>0.0857548958</text:p>
          </table:table-cell>
          <table:table-cell office:value-type="float" office:value="0.0555457122608079">
            <text:p>0.0555457123</text:p>
          </table:table-cell>
          <table:table-cell office:value-type="float" office:value="0.0436429512516469">
            <text:p>0.0436429513</text:p>
          </table:table-cell>
          <table:table-cell office:value-type="float" office:value="1.31455578339663">
            <text:p>1.3145557834</text:p>
          </table:table-cell>
          <table:table-cell office:value-type="float" office:value="1.20045723216793">
            <text:p>1.2004572322</text:p>
          </table:table-cell>
          <table:table-cell office:value-type="float" office:value="1.15648355548091">
            <text:p>1.1564835555</text:p>
          </table:table-cell>
          <table:table-cell office:value-type="float" office:value="8.42470927113834">
            <text:p>8.4247092711</text:p>
          </table:table-cell>
          <table:table-cell office:value-type="float" office:value="12.8223114817025">
            <text:p>12.8223114817</text:p>
          </table:table-cell>
          <table:table-cell office:value-type="float" office:value="16.2263314186969">
            <text:p>16.2263314187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628">
            <text:p>1628</text:p>
          </table:table-cell>
          <table:table-cell office:value-type="float" office:value="2885">
            <text:p>2885</text:p>
          </table:table-cell>
          <table:table-cell office:value-type="float" office:value="6226">
            <text:p>6226</text:p>
          </table:table-cell>
          <table:table-cell office:value-type="float" office:value="71.625">
            <text:p>71.625</text:p>
          </table:table-cell>
          <table:table-cell office:value-type="float" office:value="158.875">
            <text:p>158.875</text:p>
          </table:table-cell>
          <table:table-cell office:value-type="float" office:value="400.25">
            <text:p>400.25</text:p>
          </table:table-cell>
          <table:table-cell office:value-type="float" office:value="0.0439957002457002">
            <text:p>0.0439957002</text:p>
          </table:table-cell>
          <table:table-cell office:value-type="float" office:value="0.0550693240901213">
            <text:p>0.0550693241</text:p>
          </table:table-cell>
          <table:table-cell office:value-type="float" office:value="0.0642868615483456">
            <text:p>0.0642868615</text:p>
          </table:table-cell>
          <table:table-cell office:value-type="float" office:value="1.15777876927457">
            <text:p>1.1577787693</text:p>
          </table:table-cell>
          <table:table-cell office:value-type="float" office:value="1.19868659000868">
            <text:p>1.19868659</text:p>
          </table:table-cell>
          <table:table-cell office:value-type="float" office:value="1.23310430453197">
            <text:p>1.2331043045</text:p>
          </table:table-cell>
          <table:table-cell office:value-type="float" office:value="16.098971298022">
            <text:p>16.098971298</text:p>
          </table:table-cell>
          <table:table-cell office:value-type="float" office:value="12.9302884222898">
            <text:p>12.9302884223</text:p>
          </table:table-cell>
          <table:table-cell office:value-type="float" office:value="11.1250720021682">
            <text:p>11.125072002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897">
            <text:p>1897</text:p>
          </table:table-cell>
          <table:table-cell office:value-type="float" office:value="3246">
            <text:p>3246</text:p>
          </table:table-cell>
          <table:table-cell office:value-type="float" office:value="5980">
            <text:p>5980</text:p>
          </table:table-cell>
          <table:table-cell office:value-type="float" office:value="54.75">
            <text:p>54.75</text:p>
          </table:table-cell>
          <table:table-cell office:value-type="float" office:value="259.25">
            <text:p>259.25</text:p>
          </table:table-cell>
          <table:table-cell office:value-type="float" office:value="349.625">
            <text:p>349.625</text:p>
          </table:table-cell>
          <table:table-cell office:value-type="float" office:value="0.0288613600421719">
            <text:p>0.02886136</text:p>
          </table:table-cell>
          <table:table-cell office:value-type="float" office:value="0.0798675292667899">
            <text:p>0.0798675293</text:p>
          </table:table-cell>
          <table:table-cell office:value-type="float" office:value="0.0584657190635451">
            <text:p>0.0584657191</text:p>
          </table:table-cell>
          <table:table-cell office:value-type="float" office:value="1.10264739723043">
            <text:p>1.1026473972</text:p>
          </table:table-cell>
          <table:table-cell office:value-type="float" office:value="1.29203884400688">
            <text:p>1.292038844</text:p>
          </table:table-cell>
          <table:table-cell office:value-type="float" office:value="1.21132976772142">
            <text:p>1.2113297677</text:p>
          </table:table-cell>
          <table:table-cell office:value-type="float" office:value="24.3613721561211">
            <text:p>24.3613721561</text:p>
          </table:table-cell>
          <table:table-cell office:value-type="float" office:value="9.02084636496576">
            <text:p>9.020846365</text:p>
          </table:table-cell>
          <table:table-cell office:value-type="float" office:value="12.198908822362">
            <text:p>12.198908822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2032">
            <text:p>2032</text:p>
          </table:table-cell>
          <table:table-cell office:value-type="float" office:value="3303">
            <text:p>3303</text:p>
          </table:table-cell>
          <table:table-cell office:value-type="float" office:value="6116">
            <text:p>6116</text:p>
          </table:table-cell>
          <table:table-cell office:value-type="float" office:value="91.5">
            <text:p>91.5</text:p>
          </table:table-cell>
          <table:table-cell office:value-type="float" office:value="255.625">
            <text:p>255.625</text:p>
          </table:table-cell>
          <table:table-cell office:value-type="float" office:value="351.625">
            <text:p>351.625</text:p>
          </table:table-cell>
          <table:table-cell office:value-type="float" office:value="0.0450295275590551">
            <text:p>0.0450295276</text:p>
          </table:table-cell>
          <table:table-cell office:value-type="float" office:value="0.0773917650620648">
            <text:p>0.0773917651</text:p>
          </table:table-cell>
          <table:table-cell office:value-type="float" office:value="0.0574926422498365">
            <text:p>0.0574926422</text:p>
          </table:table-cell>
          <table:table-cell office:value-type="float" office:value="1.16157755682699">
            <text:p>1.1615775568</text:p>
          </table:table-cell>
          <table:table-cell office:value-type="float" office:value="1.28261056890409">
            <text:p>1.2826105689</text:p>
          </table:table-cell>
          <table:table-cell office:value-type="float" office:value="1.20770283954365">
            <text:p>1.2077028395</text:p>
          </table:table-cell>
          <table:table-cell office:value-type="float" office:value="15.7371996991708">
            <text:p>15.7371996992</text:p>
          </table:table-cell>
          <table:table-cell office:value-type="float" office:value="9.29861104714378">
            <text:p>9.2986110471</text:p>
          </table:table-cell>
          <table:table-cell office:value-type="float" office:value="12.3996211154643">
            <text:p>12.399621115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2060">
            <text:p>2060</text:p>
          </table:table-cell>
          <table:table-cell office:value-type="float" office:value="3469">
            <text:p>3469</text:p>
          </table:table-cell>
          <table:table-cell office:value-type="float" office:value="6592">
            <text:p>6592</text:p>
          </table:table-cell>
          <table:table-cell office:value-type="float" office:value="35.375">
            <text:p>35.375</text:p>
          </table:table-cell>
          <table:table-cell office:value-type="float" office:value="93.875">
            <text:p>93.875</text:p>
          </table:table-cell>
          <table:table-cell office:value-type="float" office:value="450.375">
            <text:p>450.375</text:p>
          </table:table-cell>
          <table:table-cell office:value-type="float" office:value="0.0171723300970874">
            <text:p>0.0171723301</text:p>
          </table:table-cell>
          <table:table-cell office:value-type="float" office:value="0.0270611127125973">
            <text:p>0.0270611127</text:p>
          </table:table-cell>
          <table:table-cell office:value-type="float" office:value="0.0683214502427184">
            <text:p>0.0683214502</text:p>
          </table:table-cell>
          <table:table-cell office:value-type="float" office:value="1.06068113762489">
            <text:p>1.0606811376</text:p>
          </table:table-cell>
          <table:table-cell office:value-type="float" office:value="1.09614920998373">
            <text:p>1.09614921</text:p>
          </table:table-cell>
          <table:table-cell office:value-type="float" office:value="1.24827400415352">
            <text:p>1.2482740042</text:p>
          </table:table-cell>
          <table:table-cell office:value-type="float" office:value="0">
            <text:p>0</text:p>
          </table:table-cell>
          <table:table-cell office:value-type="float" office:value="25.9591731572491">
            <text:p>25.9591731572</text:p>
          </table:table-cell>
          <table:table-cell office:value-type="float" office:value="10.4881379834173">
            <text:p>10.4881379834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58">
            <text:p>1758</text:p>
          </table:table-cell>
          <table:table-cell office:value-type="float" office:value="3515">
            <text:p>3515</text:p>
          </table:table-cell>
          <table:table-cell office:value-type="float" office:value="6910">
            <text:p>6910</text:p>
          </table:table-cell>
          <table:table-cell office:value-type="float" office:value="129.5">
            <text:p>129.5</text:p>
          </table:table-cell>
          <table:table-cell office:value-type="float" office:value="133.875">
            <text:p>133.875</text:p>
          </table:table-cell>
          <table:table-cell office:value-type="float" office:value="408.625">
            <text:p>408.625</text:p>
          </table:table-cell>
          <table:table-cell office:value-type="float" office:value="0.0736632536973834">
            <text:p>0.0736632537</text:p>
          </table:table-cell>
          <table:table-cell office:value-type="float" office:value="0.0380867709815078">
            <text:p>0.038086771</text:p>
          </table:table-cell>
          <table:table-cell office:value-type="float" office:value="0.0591353111432706">
            <text:p>0.0591353111</text:p>
          </table:table-cell>
          <table:table-cell office:value-type="float" office:value="1.2684568868336">
            <text:p>1.2684568868</text:p>
          </table:table-cell>
          <table:table-cell office:value-type="float" office:value="1.13614687859792">
            <text:p>1.1361468786</text:p>
          </table:table-cell>
          <table:table-cell office:value-type="float" office:value="1.21382767964851">
            <text:p>1.2138276796</text:p>
          </table:table-cell>
          <table:table-cell office:value-type="float" office:value="9.75214209628963">
            <text:p>9.7521420963</text:p>
          </table:table-cell>
          <table:table-cell office:value-type="float" office:value="18.5435729893968">
            <text:p>18.5435729894</text:p>
          </table:table-cell>
          <table:table-cell office:value-type="float" office:value="12.0646305545643">
            <text:p>12.064630554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930">
            <text:p>1930</text:p>
          </table:table-cell>
          <table:table-cell office:value-type="float" office:value="3866">
            <text:p>3866</text:p>
          </table:table-cell>
          <table:table-cell office:value-type="float" office:value="7482">
            <text:p>7482</text:p>
          </table:table-cell>
          <table:table-cell office:value-type="float" office:value="152.5">
            <text:p>152.5</text:p>
          </table:table-cell>
          <table:table-cell office:value-type="float" office:value="182">
            <text:p>182</text:p>
          </table:table-cell>
          <table:table-cell office:value-type="float" office:value="286.125">
            <text:p>286.125</text:p>
          </table:table-cell>
          <table:table-cell office:value-type="float" office:value="0.0790155440414508">
            <text:p>0.079015544</text:p>
          </table:table-cell>
          <table:table-cell office:value-type="float" office:value="0.0470770822555613">
            <text:p>0.0470770823</text:p>
          </table:table-cell>
          <table:table-cell office:value-type="float" office:value="0.0382417802726544">
            <text:p>0.0382417803</text:p>
          </table:table-cell>
          <table:table-cell office:value-type="float" office:value="1.2887915782974">
            <text:p>1.2887915783</text:p>
          </table:table-cell>
          <table:table-cell office:value-type="float" office:value="1.16911364117491">
            <text:p>1.1691136412</text:p>
          </table:table-cell>
          <table:table-cell office:value-type="float" office:value="1.1367126011208">
            <text:p>1.1367126011</text:p>
          </table:table-cell>
          <table:table-cell office:value-type="float" office:value="9.11447015389853">
            <text:p>9.1144701539</text:p>
          </table:table-cell>
          <table:table-cell office:value-type="float" office:value="15.0675813078522">
            <text:p>15.0675813079</text:p>
          </table:table-cell>
          <table:table-cell office:value-type="float" office:value="18.4697958684632">
            <text:p>18.469795868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34">
            <text:p>34</text:p>
          </table:table-cell>
          <table:table-cell office:value-type="float" office:value="2280">
            <text:p>2280</text:p>
          </table:table-cell>
          <table:table-cell office:value-type="float" office:value="4173">
            <text:p>4173</text:p>
          </table:table-cell>
          <table:table-cell office:value-type="float" office:value="8878">
            <text:p>8878</text:p>
          </table:table-cell>
          <table:table-cell office:value-type="float" office:value="118.75">
            <text:p>118.75</text:p>
          </table:table-cell>
          <table:table-cell office:value-type="float" office:value="249.875">
            <text:p>249.875</text:p>
          </table:table-cell>
          <table:table-cell office:value-type="float" office:value="353.875">
            <text:p>353.875</text:p>
          </table:table-cell>
          <table:table-cell office:value-type="float" office:value="0.0520833333333333">
            <text:p>0.0520833333</text:p>
          </table:table-cell>
          <table:table-cell office:value-type="float" office:value="0.0598789839444045">
            <text:p>0.0598789839</text:p>
          </table:table-cell>
          <table:table-cell office:value-type="float" office:value="0.0398597657129984">
            <text:p>0.0398597657</text:p>
          </table:table-cell>
          <table:table-cell office:value-type="float" office:value="1.18760850694444">
            <text:p>1.1876085069</text:p>
          </table:table-cell>
          <table:table-cell office:value-type="float" office:value="1.21660400953312">
            <text:p>1.2166040095</text:p>
          </table:table-cell>
          <table:table-cell office:value-type="float" office:value="1.14262322980398">
            <text:p>1.1426232298</text:p>
          </table:table-cell>
          <table:table-cell office:value-type="float" office:value="13.652066858509">
            <text:p>13.6520668585</text:p>
          </table:table-cell>
          <table:table-cell office:value-type="float" office:value="11.9190152685864">
            <text:p>11.9190152686</text:p>
          </table:table-cell>
          <table:table-cell office:value-type="float" office:value="17.7339610858967">
            <text:p>17.7339610859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2158">
            <text:p>2158</text:p>
          </table:table-cell>
          <table:table-cell office:value-type="float" office:value="4250">
            <text:p>4250</text:p>
          </table:table-cell>
          <table:table-cell office:value-type="float" office:value="8351">
            <text:p>8351</text:p>
          </table:table-cell>
          <table:table-cell office:value-type="float" office:value="168">
            <text:p>168</text:p>
          </table:table-cell>
          <table:table-cell office:value-type="float" office:value="262">
            <text:p>262</text:p>
          </table:table-cell>
          <table:table-cell office:value-type="float" office:value="489.75">
            <text:p>489.75</text:p>
          </table:table-cell>
          <table:table-cell office:value-type="float" office:value="0.0778498609823911">
            <text:p>0.077849861</text:p>
          </table:table-cell>
          <table:table-cell office:value-type="float" office:value="0.0616470588235294">
            <text:p>0.0616470588</text:p>
          </table:table-cell>
          <table:table-cell office:value-type="float" office:value="0.0586456711771045">
            <text:p>0.0586456712</text:p>
          </table:table-cell>
          <table:table-cell office:value-type="float" office:value="1.28435329111412">
            <text:p>1.2843532911</text:p>
          </table:table-cell>
          <table:table-cell office:value-type="float" office:value="1.22321341121107">
            <text:p>1.2232134112</text:p>
          </table:table-cell>
          <table:table-cell office:value-type="float" office:value="1.21200090602558">
            <text:p>1.212000906</text:p>
          </table:table-cell>
          <table:table-cell office:value-type="float" office:value="9.24588423288289">
            <text:p>9.2458842329</text:p>
          </table:table-cell>
          <table:table-cell office:value-type="float" office:value="11.586918053868">
            <text:p>11.5869180539</text:p>
          </table:table-cell>
          <table:table-cell office:value-type="float" office:value="12.1625204736058">
            <text:p>12.162520473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2300">
            <text:p>2300</text:p>
          </table:table-cell>
          <table:table-cell office:value-type="float" office:value="4658">
            <text:p>4658</text:p>
          </table:table-cell>
          <table:table-cell office:value-type="float" office:value="9554">
            <text:p>9554</text:p>
          </table:table-cell>
          <table:table-cell office:value-type="float" office:value="186.25">
            <text:p>186.25</text:p>
          </table:table-cell>
          <table:table-cell office:value-type="float" office:value="229">
            <text:p>229</text:p>
          </table:table-cell>
          <table:table-cell office:value-type="float" office:value="272.75">
            <text:p>272.75</text:p>
          </table:table-cell>
          <table:table-cell office:value-type="float" office:value="0.0809782608695652">
            <text:p>0.0809782609</text:p>
          </table:table-cell>
          <table:table-cell office:value-type="float" office:value="0.049162730785745">
            <text:p>0.0491627308</text:p>
          </table:table-cell>
          <table:table-cell office:value-type="float" office:value="0.0285482520410299">
            <text:p>0.028548252</text:p>
          </table:table-cell>
          <table:table-cell office:value-type="float" office:value="1.29627657136106">
            <text:p>1.2962765714</text:p>
          </table:table-cell>
          <table:table-cell office:value-type="float" office:value="1.1768068269828">
            <text:p>1.176806827</text:p>
          </table:table-cell>
          <table:table-cell office:value-type="float" office:value="1.10151628742502">
            <text:p>1.1015162874</text:p>
          </table:table-cell>
          <table:table-cell office:value-type="float" office:value="8.90174618419806">
            <text:p>8.9017461842</text:p>
          </table:table-cell>
          <table:table-cell office:value-type="float" office:value="14.4428389549484">
            <text:p>14.4428389549</text:p>
          </table:table-cell>
          <table:table-cell office:value-type="float" office:value="24.62479431035">
            <text:p>24.624794310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2544">
            <text:p>2544</text:p>
          </table:table-cell>
          <table:table-cell office:value-type="float" office:value="4933">
            <text:p>4933</text:p>
          </table:table-cell>
          <table:table-cell office:value-type="float" office:value="8583">
            <text:p>8583</text:p>
          </table:table-cell>
          <table:table-cell office:value-type="float" office:value="223.25">
            <text:p>223.25</text:p>
          </table:table-cell>
          <table:table-cell office:value-type="float" office:value="177.25">
            <text:p>177.25</text:p>
          </table:table-cell>
          <table:table-cell office:value-type="float" office:value="415.875">
            <text:p>415.875</text:p>
          </table:table-cell>
          <table:table-cell office:value-type="float" office:value="0.0877555031446541">
            <text:p>0.0877555031</text:p>
          </table:table-cell>
          <table:table-cell office:value-type="float" office:value="0.0359314818568822">
            <text:p>0.0359314819</text:p>
          </table:table-cell>
          <table:table-cell office:value-type="float" office:value="0.0484533379937085">
            <text:p>0.048453338</text:p>
          </table:table-cell>
          <table:table-cell office:value-type="float" office:value="1.32223827653735">
            <text:p>1.3222382765</text:p>
          </table:table-cell>
          <table:table-cell office:value-type="float" office:value="1.12829068642041">
            <text:p>1.1282906864</text:p>
          </table:table-cell>
          <table:table-cell office:value-type="float" office:value="1.17418822586494">
            <text:p>1.1741882259</text:p>
          </table:table-cell>
          <table:table-cell office:value-type="float" office:value="8.24033322491458">
            <text:p>8.2403332249</text:p>
          </table:table-cell>
          <table:table-cell office:value-type="float" office:value="19.6353387511513">
            <text:p>19.6353387512</text:p>
          </table:table-cell>
          <table:table-cell office:value-type="float" office:value="14.6492983806211">
            <text:p>14.6492983806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2714">
            <text:p>2714</text:p>
          </table:table-cell>
          <table:table-cell office:value-type="float" office:value="5237">
            <text:p>5237</text:p>
          </table:table-cell>
          <table:table-cell office:value-type="float" office:value="8646">
            <text:p>8646</text:p>
          </table:table-cell>
          <table:table-cell office:value-type="float" office:value="243.75">
            <text:p>243.75</text:p>
          </table:table-cell>
          <table:table-cell office:value-type="float" office:value="324">
            <text:p>324</text:p>
          </table:table-cell>
          <table:table-cell office:value-type="float" office:value="121.875">
            <text:p>121.875</text:p>
          </table:table-cell>
          <table:table-cell office:value-type="float" office:value="0.0898120854826824">
            <text:p>0.0898120855</text:p>
          </table:table-cell>
          <table:table-cell office:value-type="float" office:value="0.0618674813824709">
            <text:p>0.0618674814</text:p>
          </table:table-cell>
          <table:table-cell office:value-type="float" office:value="0.0140961138098543">
            <text:p>0.0140961138</text:p>
          </table:table-cell>
          <table:table-cell office:value-type="float" office:value="1.33015207215894">
            <text:p>1.3301520722</text:p>
          </table:table-cell>
          <table:table-cell office:value-type="float" office:value="1.22403825193376">
            <text:p>1.2240382519</text:p>
          </table:table-cell>
          <table:table-cell office:value-type="float" office:value="1.04972585116659">
            <text:p>1.0497258512</text:p>
          </table:table-cell>
          <table:table-cell office:value-type="float" office:value="8.05935587310116">
            <text:p>8.0593558731</text:p>
          </table:table-cell>
          <table:table-cell office:value-type="float" office:value="11.5468464557263">
            <text:p>11.54684645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2820">
            <text:p>2820</text:p>
          </table:table-cell>
          <table:table-cell office:value-type="float" office:value="5668">
            <text:p>5668</text:p>
          </table:table-cell>
          <table:table-cell office:value-type="float" office:value="9619">
            <text:p>9619</text:p>
          </table:table-cell>
          <table:table-cell office:value-type="float" office:value="301">
            <text:p>301</text:p>
          </table:table-cell>
          <table:table-cell office:value-type="float" office:value="458.625">
            <text:p>458.625</text:p>
          </table:table-cell>
          <table:table-cell office:value-type="float" office:value="-20.625">
            <text:p>-20.625</text:p>
          </table:table-cell>
          <table:table-cell office:value-type="float" office:value="0.106737588652482">
            <text:p>0.1067375887</text:p>
          </table:table-cell>
          <table:table-cell office:value-type="float" office:value="0.0809147847565279">
            <text:p>0.0809147848</text:p>
          </table:table-cell>
          <table:table-cell office:value-type="float" office:value="-0.00214419378313754">
            <text:p>-0.0021441938</text:p>
          </table:table-cell>
          <table:table-cell office:value-type="float" office:value="1.39591166943313">
            <text:p>1.3959116694</text:p>
          </table:table-cell>
          <table:table-cell office:value-type="float" office:value="1.29603426333655">
            <text:p>1.2960342633</text:p>
          </table:table-cell>
          <table:table-cell office:value-type="float" office:value="0.992504332990299">
            <text:p>0.992504333</text:p>
          </table:table-cell>
          <table:table-cell office:value-type="float" office:value="6.83465358341705">
            <text:p>6.8346535834</text:p>
          </table:table-cell>
          <table:table-cell office:value-type="float" office:value="8.90846447370339">
            <text:p>8.90846447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73">
            <text:p>73</text:p>
          </table:table-cell>
          <table:table-cell office:value-type="float" office:value="97">
            <text:p>97</text:p>
          </table:table-cell>
          <table:table-cell office:value-type="float" office:value="2865">
            <text:p>2865</text:p>
          </table:table-cell>
          <table:table-cell office:value-type="float" office:value="5578">
            <text:p>5578</text:p>
          </table:table-cell>
          <table:table-cell office:value-type="float" office:value="9071">
            <text:p>9071</text:p>
          </table:table-cell>
          <table:table-cell office:value-type="float" office:value="248.125">
            <text:p>248.125</text:p>
          </table:table-cell>
          <table:table-cell office:value-type="float" office:value="406.25">
            <text:p>406.25</text:p>
          </table:table-cell>
          <table:table-cell office:value-type="float" office:value="34.25">
            <text:p>34.25</text:p>
          </table:table-cell>
          <table:table-cell office:value-type="float" office:value="0.0866055846422339">
            <text:p>0.0866055846</text:p>
          </table:table-cell>
          <table:table-cell office:value-type="float" office:value="0.072830763714593">
            <text:p>0.0728307637</text:p>
          </table:table-cell>
          <table:table-cell office:value-type="float" office:value="0.00377576893396538">
            <text:p>0.0037757689</text:p>
          </table:table-cell>
          <table:table-cell office:value-type="float" office:value="1.31782057973862">
            <text:p>1.3178205797</text:p>
          </table:table-cell>
          <table:table-cell office:value-type="float" office:value="1.26530414048185">
            <text:p>1.2653041405</text:p>
          </table:table-cell>
          <table:table-cell office:value-type="float" office:value="1.01324313387372">
            <text:p>1.0132431339</text:p>
          </table:table-cell>
          <table:table-cell office:value-type="float" office:value="8.34526936934435">
            <text:p>8.3452693693</text:p>
          </table:table-cell>
          <table:table-cell office:value-type="float" office:value="9.85974389857141">
            <text:p>9.85974389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3242">
            <text:p>3242</text:p>
          </table:table-cell>
          <table:table-cell office:value-type="float" office:value="6112">
            <text:p>6112</text:p>
          </table:table-cell>
          <table:table-cell office:value-type="float" office:value="10211">
            <text:p>10211</text:p>
          </table:table-cell>
          <table:table-cell office:value-type="float" office:value="229.75">
            <text:p>229.75</text:p>
          </table:table-cell>
          <table:table-cell office:value-type="float" office:value="794.375">
            <text:p>794.375</text:p>
          </table:table-cell>
          <table:table-cell office:value-type="float" office:value="-202.75">
            <text:p>-202.75</text:p>
          </table:table-cell>
          <table:table-cell office:value-type="float" office:value="0.0708667489204195">
            <text:p>0.0708667489</text:p>
          </table:table-cell>
          <table:table-cell office:value-type="float" office:value="0.129969731675393">
            <text:p>0.1299697317</text:p>
          </table:table-cell>
          <table:table-cell office:value-type="float" office:value="-0.0198560376065028">
            <text:p>-0.0198560376</text:p>
          </table:table-cell>
          <table:table-cell office:value-type="float" office:value="1.25787692958247">
            <text:p>1.2578769296</text:p>
          </table:table-cell>
          <table:table-cell office:value-type="float" office:value="1.48800263792135">
            <text:p>1.4880026379</text:p>
          </table:table-cell>
          <table:table-cell office:value-type="float" office:value="0.931276622346925">
            <text:p>0.9312766223</text:p>
          </table:table-cell>
          <table:table-cell office:value-type="float" office:value="10.1236120880433">
            <text:p>10.123612088</text:p>
          </table:table-cell>
          <table:table-cell office:value-type="float" office:value="5.6726604480057">
            <text:p>5.6726604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3">
            <text:p>53</text:p>
          </table:table-cell>
          <table:table-cell table:number-columns-repeated="2" office:value-type="float" office:value="98">
            <text:p>98</text:p>
          </table:table-cell>
          <table:table-cell office:value-type="float" office:value="3753">
            <text:p>3753</text:p>
          </table:table-cell>
          <table:table-cell office:value-type="float" office:value="6022">
            <text:p>6022</text:p>
          </table:table-cell>
          <table:table-cell office:value-type="float" office:value="9394">
            <text:p>9394</text:p>
          </table:table-cell>
          <table:table-cell office:value-type="float" office:value="201.375">
            <text:p>201.375</text:p>
          </table:table-cell>
          <table:table-cell office:value-type="float" office:value="135.125">
            <text:p>135.125</text:p>
          </table:table-cell>
          <table:table-cell office:value-type="float" office:value="1388.25">
            <text:p>1388.25</text:p>
          </table:table-cell>
          <table:table-cell office:value-type="float" office:value="0.0536570743405276">
            <text:p>0.0536570743</text:p>
          </table:table-cell>
          <table:table-cell office:value-type="float" office:value="0.0224385586183992">
            <text:p>0.0224385586</text:p>
          </table:table-cell>
          <table:table-cell office:value-type="float" office:value="0.147780498190334">
            <text:p>0.1477804982</text:p>
          </table:table-cell>
          <table:table-cell office:value-type="float" office:value="1.19344276018034">
            <text:p>1.1934427602</text:p>
          </table:table-cell>
          <table:table-cell office:value-type="float" office:value="1.07952179343362">
            <text:p>1.0795217934</text:p>
          </table:table-cell>
          <table:table-cell office:value-type="float" office:value="1.56003633193112">
            <text:p>1.5600363319</text:p>
          </table:table-cell>
          <table:table-cell office:value-type="float" office:value="13.2616496055607">
            <text:p>13.2616496056</text:p>
          </table:table-cell>
          <table:table-cell office:value-type="float" office:value="31.2361878212873">
            <text:p>31.2361878213</text:p>
          </table:table-cell>
          <table:table-cell office:value-type="float" office:value="5.02899803101102">
            <text:p>5.02899803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float" office:value="3885">
            <text:p>3885</text:p>
          </table:table-cell>
          <table:table-cell office:value-type="float" office:value="6196">
            <text:p>6196</text:p>
          </table:table-cell>
          <table:table-cell office:value-type="float" office:value="9575">
            <text:p>9575</text:p>
          </table:table-cell>
          <table:table-cell office:value-type="float" office:value="242.5">
            <text:p>242.5</text:p>
          </table:table-cell>
          <table:table-cell office:value-type="float" office:value="301.25">
            <text:p>301.25</text:p>
          </table:table-cell>
          <table:table-cell office:value-type="float" office:value="65.75">
            <text:p>65.75</text:p>
          </table:table-cell>
          <table:table-cell office:value-type="float" office:value="0.0624195624195624">
            <text:p>0.0624195624</text:p>
          </table:table-cell>
          <table:table-cell office:value-type="float" office:value="0.0486200774693351">
            <text:p>0.0486200775</text:p>
          </table:table-cell>
          <table:table-cell office:value-type="float" office:value="0.0068668407310705">
            <text:p>0.0068668407</text:p>
          </table:table-cell>
          <table:table-cell office:value-type="float" office:value="1.22610502394286">
            <text:p>1.2261050239</text:p>
          </table:table-cell>
          <table:table-cell office:value-type="float" office:value="1.1748035385316">
            <text:p>1.1748035385</text:p>
          </table:table-cell>
          <table:table-cell office:value-type="float" office:value="1.02412636342193">
            <text:p>1.0241263634</text:p>
          </table:table-cell>
          <table:table-cell office:value-type="float" office:value="11.4477229450081">
            <text:p>11.447722945</text:p>
          </table:table-cell>
          <table:table-cell office:value-type="float" office:value="14.6002295350481">
            <text:p>14.600229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59">
            <text:p>59</text:p>
          </table:table-cell>
          <table:table-cell office:value-type="float" office:value="2226">
            <text:p>2226</text:p>
          </table:table-cell>
          <table:table-cell office:value-type="float" office:value="6290">
            <text:p>6290</text:p>
          </table:table-cell>
          <table:table-cell office:value-type="float" office:value="18550">
            <text:p>18550</text:p>
          </table:table-cell>
          <table:table-cell office:value-type="float" office:value="836.75">
            <text:p>836.75</text:p>
          </table:table-cell>
          <table:table-cell office:value-type="float" office:value="-127.375">
            <text:p>-127.375</text:p>
          </table:table-cell>
          <table:table-cell office:value-type="float" office:value="6048.5">
            <text:p>6048.5</text:p>
          </table:table-cell>
          <table:table-cell office:value-type="float" office:value="0.375898472596586">
            <text:p>0.3758984726</text:p>
          </table:table-cell>
          <table:table-cell office:value-type="float" office:value="-0.0202503974562798">
            <text:p>-0.0202503975</text:p>
          </table:table-cell>
          <table:table-cell office:value-type="float" office:value="0.326064690026954">
            <text:p>0.32606469</text:p>
          </table:table-cell>
          <table:table-cell office:value-type="float" office:value="2.59259199102092">
            <text:p>2.592591991</text:p>
          </table:table-cell>
          <table:table-cell office:value-type="float" office:value="0.92992736295341">
            <text:p>0.929927363</text:p>
          </table:table-cell>
          <table:table-cell office:value-type="float" office:value="2.34961005197579">
            <text:p>2.349610052</text:p>
          </table:table-cell>
          <table:table-cell office:value-type="float" office:value="2.17214691024357">
            <text:p>2.1721469102</text:p>
          </table:table-cell>
          <table:table-cell office:value-type="float" office:value="-33.881063276136">
            <text:p>-33.8810632761</text:p>
          </table:table-cell>
          <table:table-cell office:value-type="float" office:value="2.45609028301511">
            <text:p>2.456090283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2332">
            <text:p>2332</text:p>
          </table:table-cell>
          <table:table-cell office:value-type="float" office:value="6506">
            <text:p>6506</text:p>
          </table:table-cell>
          <table:table-cell office:value-type="float" office:value="29945">
            <text:p>29945</text:p>
          </table:table-cell>
          <table:table-cell office:value-type="float" office:value="1328.5">
            <text:p>1328.5</text:p>
          </table:table-cell>
          <table:table-cell office:value-type="float" office:value="549.875">
            <text:p>549.875</text:p>
          </table:table-cell>
          <table:table-cell office:value-type="float" office:value="5745.125">
            <text:p>5745.125</text:p>
          </table:table-cell>
          <table:table-cell office:value-type="float" office:value="0.569682675814751">
            <text:p>0.5696826758</text:p>
          </table:table-cell>
          <table:table-cell office:value-type="float" office:value="0.0845181371042115">
            <text:p>0.0845181371</text:p>
          </table:table-cell>
          <table:table-cell office:value-type="float" office:value="0.191855902487894">
            <text:p>0.1918559025</text:p>
          </table:table-cell>
          <table:table-cell office:value-type="float" office:value="3.6299845335536">
            <text:p>3.6299845336</text:p>
          </table:table-cell>
          <table:table-cell office:value-type="float" office:value="1.30981437824389">
            <text:p>1.3098143782</text:p>
          </table:table-cell>
          <table:table-cell office:value-type="float" office:value="1.74364068585374">
            <text:p>1.7436406859</text:p>
          </table:table-cell>
          <table:table-cell office:value-type="float" office:value="1.53734297718091">
            <text:p>1.5373429772</text:p>
          </table:table-cell>
          <table:table-cell office:value-type="float" office:value="8.54305243159266">
            <text:p>8.5430524316</text:p>
          </table:table-cell>
          <table:table-cell office:value-type="float" office:value="3.94929387958318">
            <text:p>3.949293879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3392">
            <text:p>3392</text:p>
          </table:table-cell>
          <table:table-cell office:value-type="float" office:value="6591">
            <text:p>6591</text:p>
          </table:table-cell>
          <table:table-cell office:value-type="float" office:value="41870">
            <text:p>41870</text:p>
          </table:table-cell>
          <table:table-cell office:value-type="float" office:value="1783.5">
            <text:p>1783.5</text:p>
          </table:table-cell>
          <table:table-cell office:value-type="float" office:value="-62.375">
            <text:p>-62.375</text:p>
          </table:table-cell>
          <table:table-cell office:value-type="float" office:value="4758.875">
            <text:p>4758.875</text:p>
          </table:table-cell>
          <table:table-cell office:value-type="float" office:value="0.525795990566038">
            <text:p>0.5257959906</text:p>
          </table:table-cell>
          <table:table-cell office:value-type="float" office:value="-0.00946366257017145">
            <text:p>-0.0094636626</text:p>
          </table:table-cell>
          <table:table-cell office:value-type="float" office:value="0.113658347265345">
            <text:p>0.1136583473</text:p>
          </table:table-cell>
          <table:table-cell office:value-type="float" office:value="3.38215035742396">
            <text:p>3.3821503574</text:p>
          </table:table-cell>
          <table:table-cell office:value-type="float" office:value="0.967052720386514">
            <text:p>0.9670527204</text:p>
          </table:table-cell>
          <table:table-cell office:value-type="float" office:value="1.42312392643876">
            <text:p>1.4231239264</text:p>
          </table:table-cell>
          <table:table-cell office:value-type="float" office:value="1.6405220043303">
            <text:p>1.6405220043</text:p>
          </table:table-cell>
          <table:table-cell office:value-type="float" office:value="0">
            <text:p>0</text:p>
          </table:table-cell>
          <table:table-cell office:value-type="float" office:value="6.43887205467844">
            <text:p>6.438872054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office:value-type="float" office:value="3335">
            <text:p>3335</text:p>
          </table:table-cell>
          <table:table-cell office:value-type="float" office:value="6367">
            <text:p>6367</text:p>
          </table:table-cell>
          <table:table-cell office:value-type="float" office:value="47700">
            <text:p>47700</text:p>
          </table:table-cell>
          <table:table-cell office:value-type="float" office:value="-139.125">
            <text:p>-139.125</text:p>
          </table:table-cell>
          <table:table-cell office:value-type="float" office:value="742.5">
            <text:p>742.5</text:p>
          </table:table-cell>
          <table:table-cell office:value-type="float" office:value="3710.625">
            <text:p>3710.625</text:p>
          </table:table-cell>
          <table:table-cell office:value-type="float" office:value="-0.0417166416791604">
            <text:p>-0.0417166417</text:p>
          </table:table-cell>
          <table:table-cell office:value-type="float" office:value="0.11661693105073">
            <text:p>0.1166169311</text:p>
          </table:table-cell>
          <table:table-cell office:value-type="float" office:value="0.0777908805031447">
            <text:p>0.0777908805</text:p>
          </table:table-cell>
          <table:table-cell office:value-type="float" office:value="0.857402699381194">
            <text:p>0.8574026994</text:p>
          </table:table-cell>
          <table:table-cell office:value-type="float" office:value="1.43481429554863">
            <text:p>1.4348142955</text:p>
          </table:table-cell>
          <table:table-cell office:value-type="float" office:value="1.28412886709634">
            <text:p>1.2841288671</text:p>
          </table:table-cell>
          <table:table-cell office:value-type="float" office:value="-16.2665687057502">
            <text:p>-16.2665687058</text:p>
          </table:table-cell>
          <table:table-cell office:value-type="float" office:value="6.28399891995113">
            <text:p>6.28399892</text:p>
          </table:table-cell>
          <table:table-cell office:value-type="float" office:value="9.25263806831914">
            <text:p>9.2526380683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64">
            <text:p>64</text:p>
          </table:table-cell>
          <table:table-cell office:value-type="float" office:value="3473">
            <text:p>3473</text:p>
          </table:table-cell>
          <table:table-cell office:value-type="float" office:value="6498">
            <text:p>6498</text:p>
          </table:table-cell>
          <table:table-cell office:value-type="float" office:value="55650">
            <text:p>55650</text:p>
          </table:table-cell>
          <table:table-cell office:value-type="float" office:value="-106.375">
            <text:p>-106.375</text:p>
          </table:table-cell>
          <table:table-cell office:value-type="float" office:value="-8.75">
            <text:p>-8.75</text:p>
          </table:table-cell>
          <table:table-cell office:value-type="float" office:value="2683.125">
            <text:p>2683.125</text:p>
          </table:table-cell>
          <table:table-cell office:value-type="float" office:value="-0.0306291390728477">
            <text:p>-0.0306291391</text:p>
          </table:table-cell>
          <table:table-cell office:value-type="float" office:value="-0.00134656817482302">
            <text:p>-0.0013465682</text:p>
          </table:table-cell>
          <table:table-cell office:value-type="float" office:value="0.0482142857142857">
            <text:p>0.0482142857</text:p>
          </table:table-cell>
          <table:table-cell office:value-type="float" office:value="0.894636775799307">
            <text:p>0.8946367758</text:p>
          </table:table-cell>
          <table:table-cell office:value-type="float" office:value="0.995290565349984">
            <text:p>0.9952905653</text:p>
          </table:table-cell>
          <table:table-cell office:value-type="float" office:value="1.17330625">
            <text:p>1.17330625</text:p>
          </table:table-cell>
          <table:table-cell office:value-type="float" office:value="-22.2819483292016">
            <text:p>-22.2819483292</text:p>
          </table:table-cell>
          <table:table-cell office:value-type="float" office:value="0">
            <text:p>0</text:p>
          </table:table-cell>
          <table:table-cell office:value-type="float" office:value="14.7202397463358">
            <text:p>14.720239746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3036">
            <text:p>3036</text:p>
          </table:table-cell>
          <table:table-cell office:value-type="float" office:value="7082">
            <text:p>7082</text:p>
          </table:table-cell>
          <table:table-cell office:value-type="float" office:value="54060">
            <text:p>54060</text:p>
          </table:table-cell>
          <table:table-cell office:value-type="float" office:value="-86.25">
            <text:p>-86.25</text:p>
          </table:table-cell>
          <table:table-cell office:value-type="float" office:value="-141.375">
            <text:p>-141.375</text:p>
          </table:table-cell>
          <table:table-cell office:value-type="float" office:value="629.375">
            <text:p>629.375</text:p>
          </table:table-cell>
          <table:table-cell office:value-type="float" office:value="-0.0284090909090909">
            <text:p>-0.0284090909</text:p>
          </table:table-cell>
          <table:table-cell office:value-type="float" office:value="-0.0199625811917537">
            <text:p>-0.0199625812</text:p>
          </table:table-cell>
          <table:table-cell office:value-type="float" office:value="0.0116421568627451">
            <text:p>0.0116421569</text:p>
          </table:table-cell>
          <table:table-cell office:value-type="float" office:value="0.902150051652893">
            <text:p>0.9021500517</text:p>
          </table:table-cell>
          <table:table-cell office:value-type="float" office:value="0.930912034938623">
            <text:p>0.9309120349</text:p>
          </table:table-cell>
          <table:table-cell office:value-type="float" office:value="1.04101320705978">
            <text:p>1.0410132071</text:p>
          </table:table-cell>
          <table:table-cell office:value-type="float" office:value="-24.0505424546661">
            <text:p>-24.05054245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">
            <text:p>30</text:p>
          </table:table-cell>
          <table:table-cell office:value-type="float" office:value="2783">
            <text:p>2783</text:p>
          </table:table-cell>
          <table:table-cell office:value-type="float" office:value="6612">
            <text:p>6612</text:p>
          </table:table-cell>
          <table:table-cell office:value-type="float" office:value="46110">
            <text:p>46110</text:p>
          </table:table-cell>
          <table:table-cell office:value-type="float" office:value="54.625">
            <text:p>54.625</text:p>
          </table:table-cell>
          <table:table-cell office:value-type="float" office:value="-571.875">
            <text:p>-571.875</text:p>
          </table:table-cell>
          <table:table-cell office:value-type="float" office:value="-1225.625">
            <text:p>-1225.625</text:p>
          </table:table-cell>
          <table:table-cell office:value-type="float" office:value="0.0196280991735537">
            <text:p>0.0196280992</text:p>
          </table:table-cell>
          <table:table-cell office:value-type="float" office:value="-0.0864904718693285">
            <text:p>-0.0864904719</text:p>
          </table:table-cell>
          <table:table-cell office:value-type="float" office:value="-0.0265804597701149">
            <text:p>-0.0265804598</text:p>
          </table:table-cell>
          <table:table-cell office:value-type="float" office:value="1.06945346117069">
            <text:p>1.0694534612</text:p>
          </table:table-cell>
          <table:table-cell office:value-type="float" office:value="0.711945327836741">
            <text:p>0.7119453278</text:p>
          </table:table-cell>
          <table:table-cell office:value-type="float" office:value="0.908353171654115">
            <text:p>0.9083531717</text:p>
          </table:table-cell>
          <table:table-cell office:value-type="float" office:value="0">
            <text:p>0</text:p>
          </table:table-cell>
          <table:table-cell office:value-type="float" office:value="-7.66234683816879">
            <text:p>-7.6623468382</text:p>
          </table:table-cell>
          <table:table-cell office:value-type="float" office:value="-25.7291912620285">
            <text:p>-25.7291912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3335">
            <text:p>3335</text:p>
          </table:table-cell>
          <table:table-cell office:value-type="float" office:value="6842">
            <text:p>6842</text:p>
          </table:table-cell>
          <table:table-cell office:value-type="float" office:value="38425">
            <text:p>38425</text:p>
          </table:table-cell>
          <table:table-cell office:value-type="float" office:value="-139.125">
            <text:p>-139.125</text:p>
          </table:table-cell>
          <table:table-cell office:value-type="float" office:value="376.75">
            <text:p>376.75</text:p>
          </table:table-cell>
          <table:table-cell office:value-type="float" office:value="-695.625">
            <text:p>-695.625</text:p>
          </table:table-cell>
          <table:table-cell office:value-type="float" office:value="-0.0417166416791604">
            <text:p>-0.0417166417</text:p>
          </table:table-cell>
          <table:table-cell office:value-type="float" office:value="0.055064308681672">
            <text:p>0.0550643087</text:p>
          </table:table-cell>
          <table:table-cell office:value-type="float" office:value="-0.0181034482758621">
            <text:p>-0.0181034483</text:p>
          </table:table-cell>
          <table:table-cell office:value-type="float" office:value="0.857402699381194">
            <text:p>0.8574026994</text:p>
          </table:table-cell>
          <table:table-cell office:value-type="float" office:value="1.19866795344341">
            <text:p>1.1986679534</text:p>
          </table:table-cell>
          <table:table-cell office:value-type="float" office:value="0.937280291319857">
            <text:p>0.9372802913</text:p>
          </table:table-cell>
          <table:table-cell office:value-type="float" office:value="-16.2665687057502">
            <text:p>-16.2665687058</text:p>
          </table:table-cell>
          <table:table-cell office:value-type="float" office:value="12.9314351381529">
            <text:p>12.93143513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22">
            <text:p>22</text:p>
          </table:table-cell>
          <table:table-cell office:value-type="float" office:value="3473">
            <text:p>3473</text:p>
          </table:table-cell>
          <table:table-cell office:value-type="float" office:value="6644">
            <text:p>6644</text:p>
          </table:table-cell>
          <table:table-cell office:value-type="float" office:value="40015">
            <text:p>40015</text:p>
          </table:table-cell>
          <table:table-cell office:value-type="float" office:value="-106.375">
            <text:p>-106.375</text:p>
          </table:table-cell>
          <table:table-cell office:value-type="float" office:value="-96.875">
            <text:p>-96.875</text:p>
          </table:table-cell>
          <table:table-cell office:value-type="float" office:value="-1225.625">
            <text:p>-1225.625</text:p>
          </table:table-cell>
          <table:table-cell office:value-type="float" office:value="-0.0306291390728477">
            <text:p>-0.0306291391</text:p>
          </table:table-cell>
          <table:table-cell office:value-type="float" office:value="-0.0145808248043347">
            <text:p>-0.0145808248</text:p>
          </table:table-cell>
          <table:table-cell office:value-type="float" office:value="-0.0306291390728477">
            <text:p>-0.0306291391</text:p>
          </table:table-cell>
          <table:table-cell office:value-type="float" office:value="0.894636775799307">
            <text:p>0.8946367758</text:p>
          </table:table-cell>
          <table:table-cell office:value-type="float" office:value="0.949383810070699">
            <text:p>0.9493838101</text:p>
          </table:table-cell>
          <table:table-cell office:value-type="float" office:value="0.894636775799307">
            <text:p>0.8946367758</text:p>
          </table:table-cell>
          <table:table-cell office:value-type="float" office:value="-22.2819483292016">
            <text:p>-22.2819483292</text:p>
          </table:table-cell>
          <table:table-cell office:value-type="float" office:value="0">
            <text:p>0</text:p>
          </table:table-cell>
          <table:table-cell office:value-type="float" office:value="-22.2819483292016">
            <text:p>-22.281948329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2">
            <text:p>32</text:p>
          </table:table-cell>
          <table:table-cell office:value-type="float" office:value="3036">
            <text:p>3036</text:p>
          </table:table-cell>
          <table:table-cell office:value-type="float" office:value="6612">
            <text:p>6612</text:p>
          </table:table-cell>
          <table:table-cell office:value-type="float" office:value="34980">
            <text:p>34980</text:p>
          </table:table-cell>
          <table:table-cell office:value-type="float" office:value="-86.25">
            <text:p>-86.25</text:p>
          </table:table-cell>
          <table:table-cell office:value-type="float" office:value="-21.875">
            <text:p>-21.875</text:p>
          </table:table-cell>
          <table:table-cell office:value-type="float" office:value="-993.75">
            <text:p>-993.75</text:p>
          </table:table-cell>
          <table:table-cell office:value-type="float" office:value="-0.0284090909090909">
            <text:p>-0.0284090909</text:p>
          </table:table-cell>
          <table:table-cell office:value-type="float" office:value="-0.00330837870538415">
            <text:p>-0.0033083787</text:p>
          </table:table-cell>
          <table:table-cell office:value-type="float" office:value="-0.0284090909090909">
            <text:p>-0.0284090909</text:p>
          </table:table-cell>
          <table:table-cell office:value-type="float" office:value="0.902150051652893">
            <text:p>0.9021500517</text:p>
          </table:table-cell>
          <table:table-cell office:value-type="float" office:value="0.988442127455686">
            <text:p>0.9884421275</text:p>
          </table:table-cell>
          <table:table-cell office:value-type="float" office:value="0.902150051652893">
            <text:p>0.9021500517</text:p>
          </table:table-cell>
          <table:table-cell office:value-type="float" office:value="-24.0505424546661">
            <text:p>-24.0505424547</text:p>
          </table:table-cell>
          <table:table-cell office:value-type="float" office:value="0">
            <text:p>0</text:p>
          </table:table-cell>
          <table:table-cell office:value-type="float" office:value="-24.0505424546661">
            <text:p>-24.050542454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2783">
            <text:p>2783</text:p>
          </table:table-cell>
          <table:table-cell office:value-type="float" office:value="6786">
            <text:p>6786</text:p>
          </table:table-cell>
          <table:table-cell office:value-type="float" office:value="32065">
            <text:p>32065</text:p>
          </table:table-cell>
          <table:table-cell office:value-type="float" office:value="54.625">
            <text:p>54.625</text:p>
          </table:table-cell>
          <table:table-cell office:value-type="float" office:value="494">
            <text:p>494</text:p>
          </table:table-cell>
          <table:table-cell office:value-type="float" office:value="629.375">
            <text:p>629.375</text:p>
          </table:table-cell>
          <table:table-cell office:value-type="float" office:value="0.0196280991735537">
            <text:p>0.0196280992</text:p>
          </table:table-cell>
          <table:table-cell office:value-type="float" office:value="0.0727969348659004">
            <text:p>0.0727969349</text:p>
          </table:table-cell>
          <table:table-cell office:value-type="float" office:value="0.0196280991735537">
            <text:p>0.0196280992</text:p>
          </table:table-cell>
          <table:table-cell office:value-type="float" office:value="1.06945346117069">
            <text:p>1.0694534612</text:p>
          </table:table-cell>
          <table:table-cell office:value-type="float" office:value="1.26517608373336">
            <text:p>1.2651760837</text:p>
          </table:table-cell>
          <table:table-cell office:value-type="float" office:value="1.06945346117069">
            <text:p>1.0694534612</text:p>
          </table:table-cell>
          <table:table-cell office:value-type="float" office:value="0">
            <text:p>0</text:p>
          </table:table-cell>
          <table:table-cell office:value-type="float" office:value="9.86416839141779">
            <text:p>9.86416839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78">
            <text:p>178</text:p>
          </table:table-cell>
          <table:table-cell office:value-type="float" office:value="113">
            <text:p>113</text:p>
          </table:table-cell>
          <table:table-cell office:value-type="float" office:value="3020">
            <text:p>3020</text:p>
          </table:table-cell>
          <table:table-cell office:value-type="float" office:value="7720">
            <text:p>7720</text:p>
          </table:table-cell>
          <table:table-cell office:value-type="float" office:value="42135">
            <text:p>42135</text:p>
          </table:table-cell>
          <table:table-cell office:value-type="float" office:value="-167.5">
            <text:p>-167.5</text:p>
          </table:table-cell>
          <table:table-cell office:value-type="float" office:value="283.75">
            <text:p>283.75</text:p>
          </table:table-cell>
          <table:table-cell office:value-type="float" office:value="2186.25">
            <text:p>2186.25</text:p>
          </table:table-cell>
          <table:table-cell office:value-type="float" office:value="-0.0554635761589404">
            <text:p>-0.0554635762</text:p>
          </table:table-cell>
          <table:table-cell office:value-type="float" office:value="0.0367551813471503">
            <text:p>0.0367551813</text:p>
          </table:table-cell>
          <table:table-cell office:value-type="float" office:value="0.0518867924528302">
            <text:p>0.0518867925</text:p>
          </table:table-cell>
          <table:table-cell office:value-type="float" office:value="0.811906851673172">
            <text:p>0.8119068517</text:p>
          </table:table-cell>
          <table:table-cell office:value-type="float" office:value="1.13129098369252">
            <text:p>1.1312909837</text:p>
          </table:table-cell>
          <table:table-cell office:value-type="float" office:value="1.18688056247775">
            <text:p>1.1868805625</text:p>
          </table:table-cell>
          <table:table-cell office:value-type="float" office:value="-12.1474708249986">
            <text:p>-12.147470825</text:p>
          </table:table-cell>
          <table:table-cell office:value-type="float" office:value="19.2029775894828">
            <text:p>19.2029775895</text:p>
          </table:table-cell>
          <table:table-cell office:value-type="float" office:value="13.7024883528063">
            <text:p>13.7024883528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158">
            <text:p>158</text:p>
          </table:table-cell>
          <table:table-cell office:value-type="float" office:value="2640">
            <text:p>2640</text:p>
          </table:table-cell>
          <table:table-cell office:value-type="float" office:value="7280">
            <text:p>7280</text:p>
          </table:table-cell>
          <table:table-cell office:value-type="float" office:value="45845">
            <text:p>45845</text:p>
          </table:table-cell>
          <table:table-cell office:value-type="float" office:value="-75">
            <text:p>-75</text:p>
          </table:table-cell>
          <table:table-cell office:value-type="float" office:value="647.5">
            <text:p>647.5</text:p>
          </table:table-cell>
          <table:table-cell office:value-type="float" office:value="1258.75">
            <text:p>1258.75</text:p>
          </table:table-cell>
          <table:table-cell office:value-type="float" office:value="-0.0284090909090909">
            <text:p>-0.0284090909</text:p>
          </table:table-cell>
          <table:table-cell office:value-type="float" office:value="0.0889423076923077">
            <text:p>0.0889423077</text:p>
          </table:table-cell>
          <table:table-cell office:value-type="float" office:value="0.0274566473988439">
            <text:p>0.0274566474</text:p>
          </table:table-cell>
          <table:table-cell office:value-type="float" office:value="0.902150051652893">
            <text:p>0.9021500517</text:p>
          </table:table-cell>
          <table:table-cell office:value-type="float" office:value="1.32680311575444">
            <text:p>1.3268031158</text:p>
          </table:table-cell>
          <table:table-cell office:value-type="float" office:value="1.09757584616927">
            <text:p>1.0975758462</text:p>
          </table:table-cell>
          <table:table-cell office:value-type="float" office:value="-24.0505424546661">
            <text:p>-24.0505424547</text:p>
          </table:table-cell>
          <table:table-cell office:value-type="float" office:value="8.13487479859596">
            <text:p>8.1348747986</text:p>
          </table:table-cell>
          <table:table-cell office:value-type="float" office:value="25.5901589779144">
            <text:p>25.590158977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80">
            <text:p>180</text:p>
          </table:table-cell>
          <table:table-cell office:value-type="float" office:value="2420">
            <text:p>2420</text:p>
          </table:table-cell>
          <table:table-cell office:value-type="float" office:value="7744">
            <text:p>7744</text:p>
          </table:table-cell>
          <table:table-cell office:value-type="float" office:value="46110">
            <text:p>46110</text:p>
          </table:table-cell>
          <table:table-cell office:value-type="float" office:value="47.5">
            <text:p>47.5</text:p>
          </table:table-cell>
          <table:table-cell office:value-type="float" office:value="152">
            <text:p>152</text:p>
          </table:table-cell>
          <table:table-cell office:value-type="float" office:value="3047.5">
            <text:p>3047.5</text:p>
          </table:table-cell>
          <table:table-cell table:number-columns-repeated="2" office:value-type="float" office:value="0.0196280991735537">
            <text:p>0.0196280992</text:p>
          </table:table-cell>
          <table:table-cell office:value-type="float" office:value="0.0660919540229885">
            <text:p>0.066091954</text:p>
          </table:table-cell>
          <table:table-cell table:number-columns-repeated="2" office:value-type="float" office:value="1.06945346117069">
            <text:p>1.0694534612</text:p>
          </table:table-cell>
          <table:table-cell office:value-type="float" office:value="1.23988340599815">
            <text:p>1.239883406</text:p>
          </table:table-cell>
          <table:table-cell table:number-columns-repeated="2" office:value-type="float" office:value="0">
            <text:p>0</text:p>
          </table:table-cell>
          <table:table-cell office:value-type="float" office:value="10.8304952919625">
            <text:p>10.83049529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3180">
            <text:p>3180</text:p>
          </table:table-cell>
          <table:table-cell office:value-type="float" office:value="9044">
            <text:p>9044</text:p>
          </table:table-cell>
          <table:table-cell office:value-type="float" office:value="51145">
            <text:p>51145</text:p>
          </table:table-cell>
          <table:table-cell office:value-type="float" office:value="165">
            <text:p>165</text:p>
          </table:table-cell>
          <table:table-cell office:value-type="float" office:value="332.5">
            <text:p>332.5</text:p>
          </table:table-cell>
          <table:table-cell office:value-type="float" office:value="4206.875">
            <text:p>4206.875</text:p>
          </table:table-cell>
          <table:table-cell office:value-type="float" office:value="0.0518867924528302">
            <text:p>0.0518867925</text:p>
          </table:table-cell>
          <table:table-cell office:value-type="float" office:value="0.0367647058823529">
            <text:p>0.0367647059</text:p>
          </table:table-cell>
          <table:table-cell office:value-type="float" office:value="0.0822538860103627">
            <text:p>0.082253886</text:p>
          </table:table-cell>
          <table:table-cell office:value-type="float" office:value="1.18688056247775">
            <text:p>1.1868805625</text:p>
          </table:table-cell>
          <table:table-cell office:value-type="float" office:value="1.13132569204152">
            <text:p>1.131325692</text:p>
          </table:table-cell>
          <table:table-cell office:value-type="float" office:value="1.30114937649333">
            <text:p>1.3011493765</text:p>
          </table:table-cell>
          <table:table-cell office:value-type="float" office:value="13.7024883528063">
            <text:p>13.7024883528</text:p>
          </table:table-cell>
          <table:table-cell office:value-type="float" office:value="19.1980914399715">
            <text:p>19.19809144</text:p>
          </table:table-cell>
          <table:table-cell office:value-type="float" office:value="8.76893140437852">
            <text:p>8.768931404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86">
            <text:p>286</text:p>
          </table:table-cell>
          <table:table-cell office:value-type="float" office:value="204">
            <text:p>204</text:p>
          </table:table-cell>
          <table:table-cell office:value-type="float" office:value="3460">
            <text:p>3460</text:p>
          </table:table-cell>
          <table:table-cell office:value-type="float" office:value="9880">
            <text:p>9880</text:p>
          </table:table-cell>
          <table:table-cell office:value-type="float" office:value="55915">
            <text:p>55915</text:p>
          </table:table-cell>
          <table:table-cell office:value-type="float" office:value="95">
            <text:p>95</text:p>
          </table:table-cell>
          <table:table-cell office:value-type="float" office:value="395">
            <text:p>395</text:p>
          </table:table-cell>
          <table:table-cell office:value-type="float" office:value="4372.5">
            <text:p>4372.5</text:p>
          </table:table-cell>
          <table:table-cell office:value-type="float" office:value="0.0274566473988439">
            <text:p>0.0274566474</text:p>
          </table:table-cell>
          <table:table-cell office:value-type="float" office:value="0.0399797570850202">
            <text:p>0.0399797571</text:p>
          </table:table-cell>
          <table:table-cell office:value-type="float" office:value="0.0781990521327014">
            <text:p>0.0781990521</text:p>
          </table:table-cell>
          <table:table-cell office:value-type="float" office:value="1.09757584616927">
            <text:p>1.0975758462</text:p>
          </table:table-cell>
          <table:table-cell office:value-type="float" office:value="1.14306197651166">
            <text:p>1.1430619765</text:p>
          </table:table-cell>
          <table:table-cell office:value-type="float" office:value="1.28568226230318">
            <text:p>1.2856822623</text:p>
          </table:table-cell>
          <table:table-cell office:value-type="float" office:value="25.5901589779144">
            <text:p>25.5901589779</text:p>
          </table:table-cell>
          <table:table-cell office:value-type="float" office:value="17.6817628243025">
            <text:p>17.6817628243</text:p>
          </table:table-cell>
          <table:table-cell office:value-type="float" office:value="9.20610708576988">
            <text:p>9.206107085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66">
            <text:p>266</text:p>
          </table:table-cell>
          <table:table-cell office:value-type="float" office:value="174">
            <text:p>174</text:p>
          </table:table-cell>
          <table:table-cell office:value-type="float" office:value="3480">
            <text:p>3480</text:p>
          </table:table-cell>
          <table:table-cell office:value-type="float" office:value="10701">
            <text:p>10701</text:p>
          </table:table-cell>
          <table:table-cell office:value-type="float" office:value="50085">
            <text:p>50085</text:p>
          </table:table-cell>
          <table:table-cell office:value-type="float" office:value="230">
            <text:p>230</text:p>
          </table:table-cell>
          <table:table-cell office:value-type="float" office:value="790.25">
            <text:p>790.25</text:p>
          </table:table-cell>
          <table:table-cell office:value-type="float" office:value="5465.625">
            <text:p>5465.625</text:p>
          </table:table-cell>
          <table:table-cell office:value-type="float" office:value="0.0660919540229885">
            <text:p>0.066091954</text:p>
          </table:table-cell>
          <table:table-cell office:value-type="float" office:value="0.0738482384823848">
            <text:p>0.0738482385</text:p>
          </table:table-cell>
          <table:table-cell office:value-type="float" office:value="0.109126984126984">
            <text:p>0.1091269841</text:p>
          </table:table-cell>
          <table:table-cell office:value-type="float" office:value="1.23988340599815">
            <text:p>1.239883406</text:p>
          </table:table-cell>
          <table:table-cell office:value-type="float" office:value="1.26915781684917">
            <text:p>1.2691578168</text:p>
          </table:table-cell>
          <table:table-cell office:value-type="float" office:value="1.40528549382716">
            <text:p>1.4052854938</text:p>
          </table:table-cell>
          <table:table-cell office:value-type="float" office:value="10.8304952919625">
            <text:p>10.830495292</text:p>
          </table:table-cell>
          <table:table-cell office:value-type="float" office:value="9.72856155879279">
            <text:p>9.7285615588</text:p>
          </table:table-cell>
          <table:table-cell office:value-type="float" office:value="6.69234074584823">
            <text:p>6.692340745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45">
            <text:p>145</text:p>
          </table:table-cell>
          <table:table-cell office:value-type="float" office:value="3860">
            <text:p>3860</text:p>
          </table:table-cell>
          <table:table-cell office:value-type="float" office:value="11352">
            <text:p>11352</text:p>
          </table:table-cell>
          <table:table-cell office:value-type="float" office:value="59360">
            <text:p>59360</text:p>
          </table:table-cell>
          <table:table-cell office:value-type="float" office:value="317.5">
            <text:p>317.5</text:p>
          </table:table-cell>
          <table:table-cell office:value-type="float" office:value="467.125">
            <text:p>467.125</text:p>
          </table:table-cell>
          <table:table-cell office:value-type="float" office:value="5631.25">
            <text:p>5631.25</text:p>
          </table:table-cell>
          <table:table-cell office:value-type="float" office:value="0.0822538860103627">
            <text:p>0.082253886</text:p>
          </table:table-cell>
          <table:table-cell office:value-type="float" office:value="0.0411491367159972">
            <text:p>0.0411491367</text:p>
          </table:table-cell>
          <table:table-cell office:value-type="float" office:value="0.0948660714285714">
            <text:p>0.0948660714</text:p>
          </table:table-cell>
          <table:table-cell office:value-type="float" office:value="1.30114937649333">
            <text:p>1.3011493765</text:p>
          </table:table-cell>
          <table:table-cell office:value-type="float" office:value="1.14734075135283">
            <text:p>1.1473407514</text:p>
          </table:table-cell>
          <table:table-cell office:value-type="float" office:value="1.34967041015625">
            <text:p>1.3496704102</text:p>
          </table:table-cell>
          <table:table-cell office:value-type="float" office:value="8.76893140437852">
            <text:p>8.7689314044</text:p>
          </table:table-cell>
          <table:table-cell office:value-type="float" office:value="17.1890007027775">
            <text:p>17.1890007028</text:p>
          </table:table-cell>
          <table:table-cell office:value-type="float" office:value="7.64792594491755">
            <text:p>7.647925944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51">
            <text:p>151</text:p>
          </table:table-cell>
          <table:table-cell office:value-type="float" office:value="4220">
            <text:p>4220</text:p>
          </table:table-cell>
          <table:table-cell office:value-type="float" office:value="10070">
            <text:p>10070</text:p>
          </table:table-cell>
          <table:table-cell office:value-type="float" office:value="65720">
            <text:p>65720</text:p>
          </table:table-cell>
          <table:table-cell office:value-type="float" office:value="330">
            <text:p>330</text:p>
          </table:table-cell>
          <table:table-cell office:value-type="float" office:value="759.25">
            <text:p>759.25</text:p>
          </table:table-cell>
          <table:table-cell office:value-type="float" office:value="2385">
            <text:p>2385</text:p>
          </table:table-cell>
          <table:table-cell office:value-type="float" office:value="0.0781990521327014">
            <text:p>0.0781990521</text:p>
          </table:table-cell>
          <table:table-cell office:value-type="float" office:value="0.0753972194637537">
            <text:p>0.0753972195</text:p>
          </table:table-cell>
          <table:table-cell office:value-type="float" office:value="0.0362903225806452">
            <text:p>0.0362903226</text:p>
          </table:table-cell>
          <table:table-cell office:value-type="float" office:value="1.28568226230318">
            <text:p>1.2856822623</text:p>
          </table:table-cell>
          <table:table-cell office:value-type="float" office:value="1.27503235990075">
            <text:p>1.2750323599</text:p>
          </table:table-cell>
          <table:table-cell office:value-type="float" office:value="1.12959742455775">
            <text:p>1.1295974246</text:p>
          </table:table-cell>
          <table:table-cell office:value-type="float" office:value="9.20610708576988">
            <text:p>9.2061070858</text:p>
          </table:table-cell>
          <table:table-cell office:value-type="float" office:value="9.53564766593999">
            <text:p>9.5356476659</text:p>
          </table:table-cell>
          <table:table-cell office:value-type="float" office:value="19.4445702049558">
            <text:p>19.444570205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132">
            <text:p>132</text:p>
          </table:table-cell>
          <table:table-cell office:value-type="float" office:value="3780">
            <text:p>3780</text:p>
          </table:table-cell>
          <table:table-cell office:value-type="float" office:value="11058">
            <text:p>11058</text:p>
          </table:table-cell>
          <table:table-cell office:value-type="float" office:value="77115">
            <text:p>77115</text:p>
          </table:table-cell>
          <table:table-cell office:value-type="float" office:value="412.5">
            <text:p>412.5</text:p>
          </table:table-cell>
          <table:table-cell office:value-type="float" office:value="380">
            <text:p>380</text:p>
          </table:table-cell>
          <table:table-cell office:value-type="float" office:value="2650">
            <text:p>2650</text:p>
          </table:table-cell>
          <table:table-cell office:value-type="float" office:value="0.109126984126984">
            <text:p>0.1091269841</text:p>
          </table:table-cell>
          <table:table-cell table:number-columns-repeated="2" office:value-type="float" office:value="0.0343642611683849">
            <text:p>0.0343642612</text:p>
          </table:table-cell>
          <table:table-cell office:value-type="float" office:value="1.40528549382716">
            <text:p>1.4052854938</text:p>
          </table:table-cell>
          <table:table-cell table:number-columns-repeated="2" office:value-type="float" office:value="1.12258948288282">
            <text:p>1.1225894829</text:p>
          </table:table-cell>
          <table:table-cell office:value-type="float" office:value="6.69234074584823">
            <text:p>6.6923407458</text:p>
          </table:table-cell>
          <table:table-cell table:number-columns-repeated="2" office:value-type="float" office:value="20.5152049681956">
            <text:p>20.515204968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4480">
            <text:p>4480</text:p>
          </table:table-cell>
          <table:table-cell office:value-type="float" office:value="11202">
            <text:p>11202</text:p>
          </table:table-cell>
          <table:table-cell office:value-type="float" office:value="89570">
            <text:p>89570</text:p>
          </table:table-cell>
          <table:table-cell office:value-type="float" office:value="425">
            <text:p>425</text:p>
          </table:table-cell>
          <table:table-cell office:value-type="float" office:value="525.75">
            <text:p>525.75</text:p>
          </table:table-cell>
          <table:table-cell office:value-type="float" office:value="3037.375">
            <text:p>3037.375</text:p>
          </table:table-cell>
          <table:table-cell office:value-type="float" office:value="0.0948660714285714">
            <text:p>0.0948660714</text:p>
          </table:table-cell>
          <table:table-cell office:value-type="float" office:value="0.0469335832886984">
            <text:p>0.0469335833</text:p>
          </table:table-cell>
          <table:table-cell office:value-type="float" office:value="0.0339106285586692">
            <text:p>0.0339106286</text:p>
          </table:table-cell>
          <table:table-cell office:value-type="float" office:value="1.34967041015625">
            <text:p>1.3496704102</text:p>
          </table:table-cell>
          <table:table-cell office:value-type="float" office:value="1.16858495354147">
            <text:p>1.1685849535</text:p>
          </table:table-cell>
          <table:table-cell office:value-type="float" office:value="1.12094106418466">
            <text:p>1.1209410642</text:p>
          </table:table-cell>
          <table:table-cell office:value-type="float" office:value="7.64792594491755">
            <text:p>7.6479259449</text:p>
          </table:table-cell>
          <table:table-cell office:value-type="float" office:value="15.1126066833737">
            <text:p>15.1126066834</text:p>
          </table:table-cell>
          <table:table-cell office:value-type="float" office:value="20.7850582191945">
            <text:p>20.785058219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159">
            <text:p>159</text:p>
          </table:table-cell>
          <table:table-cell office:value-type="float" office:value="4960">
            <text:p>4960</text:p>
          </table:table-cell>
          <table:table-cell office:value-type="float" office:value="12740">
            <text:p>12740</text:p>
          </table:table-cell>
          <table:table-cell office:value-type="float" office:value="91160">
            <text:p>91160</text:p>
          </table:table-cell>
          <table:table-cell office:value-type="float" office:value="180">
            <text:p>180</text:p>
          </table:table-cell>
          <table:table-cell office:value-type="float" office:value="477.75">
            <text:p>477.75</text:p>
          </table:table-cell>
          <table:table-cell office:value-type="float" office:value="2013.75">
            <text:p>2013.75</text:p>
          </table:table-cell>
          <table:table-cell office:value-type="float" office:value="0.0362903225806452">
            <text:p>0.0362903226</text:p>
          </table:table-cell>
          <table:table-cell office:value-type="float" office:value="0.0375">
            <text:p>0.0375</text:p>
          </table:table-cell>
          <table:table-cell office:value-type="float" office:value="0.0220902808249232">
            <text:p>0.0220902808</text:p>
          </table:table-cell>
          <table:table-cell office:value-type="float" office:value="1.12959742455775">
            <text:p>1.1295974246</text:p>
          </table:table-cell>
          <table:table-cell office:value-type="float" office:value="1.13400625">
            <text:p>1.13400625</text:p>
          </table:table-cell>
          <table:table-cell office:value-type="float" office:value="1.0782724246808">
            <text:p>1.0782724247</text:p>
          </table:table-cell>
          <table:table-cell office:value-type="float" office:value="19.4445702049558">
            <text:p>19.444570205</text:p>
          </table:table-cell>
          <table:table-cell office:value-type="float" office:value="18.8283719947694">
            <text:p>18.8283719948</text:p>
          </table:table-cell>
          <table:table-cell office:value-type="float" office:value="31.7232367587254">
            <text:p>31.72323675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34">
            <text:p>234</text:p>
          </table:table-cell>
          <table:table-cell office:value-type="float" office:value="173">
            <text:p>173</text:p>
          </table:table-cell>
          <table:table-cell office:value-type="float" office:value="5820">
            <text:p>5820</text:p>
          </table:table-cell>
          <table:table-cell office:value-type="float" office:value="13820">
            <text:p>13820</text:p>
          </table:table-cell>
          <table:table-cell office:value-type="float" office:value="70225">
            <text:p>70225</text:p>
          </table:table-cell>
          <table:table-cell office:value-type="float" office:value="200">
            <text:p>200</text:p>
          </table:table-cell>
          <table:table-cell office:value-type="float" office:value="614.625">
            <text:p>614.625</text:p>
          </table:table-cell>
          <table:table-cell office:value-type="float" office:value="1211.125">
            <text:p>1211.125</text:p>
          </table:table-cell>
          <table:table-cell office:value-type="float" office:value="0.0343642611683849">
            <text:p>0.0343642612</text:p>
          </table:table-cell>
          <table:table-cell office:value-type="float" office:value="0.0444735890014472">
            <text:p>0.044473589</text:p>
          </table:table-cell>
          <table:table-cell office:value-type="float" office:value="0.0172463510145959">
            <text:p>0.017246351</text:p>
          </table:table-cell>
          <table:table-cell office:value-type="float" office:value="1.12258948288282">
            <text:p>1.1225894829</text:p>
          </table:table-cell>
          <table:table-cell office:value-type="float" office:value="1.15953424573766">
            <text:p>1.1595342457</text:p>
          </table:table-cell>
          <table:table-cell office:value-type="float" office:value="1.06094520433279">
            <text:p>1.0609452043</text:p>
          </table:table-cell>
          <table:table-cell office:value-type="float" office:value="20.5152049681956">
            <text:p>20.5152049682</text:p>
          </table:table-cell>
          <table:table-cell office:value-type="float" office:value="15.9296515308833">
            <text:p>15.9296515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6693">
            <text:p>6693</text:p>
          </table:table-cell>
          <table:table-cell office:value-type="float" office:value="14752">
            <text:p>14752</text:p>
          </table:table-cell>
          <table:table-cell office:value-type="float" office:value="77115">
            <text:p>77115</text:p>
          </table:table-cell>
          <table:table-cell office:value-type="float" office:value="19.75">
            <text:p>19.75</text:p>
          </table:table-cell>
          <table:table-cell office:value-type="float" office:value="596.625">
            <text:p>596.625</text:p>
          </table:table-cell>
          <table:table-cell office:value-type="float" office:value="227.25">
            <text:p>227.25</text:p>
          </table:table-cell>
          <table:table-cell office:value-type="float" office:value="0.00295084416554609">
            <text:p>0.0029508442</text:p>
          </table:table-cell>
          <table:table-cell office:value-type="float" office:value="0.0404436686550976">
            <text:p>0.0404436687</text:p>
          </table:table-cell>
          <table:table-cell office:value-type="float" office:value="0.00294689749076055">
            <text:p>0.0029468975</text:p>
          </table:table-cell>
          <table:table-cell office:value-type="float" office:value="1.01034502124274">
            <text:p>1.0103450212</text:p>
          </table:table-cell>
          <table:table-cell office:value-type="float" office:value="1.14475879334804">
            <text:p>1.1447587933</text:p>
          </table:table-cell>
          <table:table-cell office:value-type="float" office:value="1.01033116225911">
            <text:p>1.0103311623</text:p>
          </table:table-cell>
          <table:table-cell office:value-type="float" office:value="0">
            <text:p>0</text:p>
          </table:table-cell>
          <table:table-cell office:value-type="float" office:value="17.4828667465834">
            <text:p>17.4828667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4">
            <text:p>4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6456">
            <text:p>6456</text:p>
          </table:table-cell>
          <table:table-cell office:value-type="float" office:value="13981">
            <text:p>13981</text:p>
          </table:table-cell>
          <table:table-cell office:value-type="float" office:value="74384">
            <text:p>74384</text:p>
          </table:table-cell>
          <table:table-cell office:value-type="float" office:value="37.75">
            <text:p>37.75</text:p>
          </table:table-cell>
          <table:table-cell office:value-type="float" office:value="763.5">
            <text:p>763.5</text:p>
          </table:table-cell>
          <table:table-cell office:value-type="float" office:value="434.375">
            <text:p>434.375</text:p>
          </table:table-cell>
          <table:table-cell office:value-type="float" office:value="0.00584727385377943">
            <text:p>0.0058472739</text:p>
          </table:table-cell>
          <table:table-cell office:value-type="float" office:value="0.0546098276232029">
            <text:p>0.0546098276</text:p>
          </table:table-cell>
          <table:table-cell office:value-type="float" office:value="0.00583962949021295">
            <text:p>0.0058396295</text:p>
          </table:table-cell>
          <table:table-cell office:value-type="float" office:value="1.02053247208681">
            <text:p>1.0205324721</text:p>
          </table:table-cell>
          <table:table-cell office:value-type="float" office:value="1.19697957389636">
            <text:p>1.1969795739</text:p>
          </table:table-cell>
          <table:table-cell office:value-type="float" office:value="1.02050554171001">
            <text:p>1.0205055417</text:p>
          </table:table-cell>
          <table:table-cell office:value-type="float" office:value="0">
            <text:p>0</text:p>
          </table:table-cell>
          <table:table-cell office:value-type="float" office:value="13.0362211704644">
            <text:p>13.03622117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211">
            <text:p>211</text:p>
          </table:table-cell>
          <table:table-cell office:value-type="float" office:value="5300">
            <text:p>5300</text:p>
          </table:table-cell>
          <table:table-cell office:value-type="float" office:value="14185">
            <text:p>14185</text:p>
          </table:table-cell>
          <table:table-cell office:value-type="float" office:value="75470">
            <text:p>75470</text:p>
          </table:table-cell>
          <table:table-cell office:value-type="float" office:value="335.75">
            <text:p>335.75</text:p>
          </table:table-cell>
          <table:table-cell office:value-type="float" office:value="1072.25">
            <text:p>1072.25</text:p>
          </table:table-cell>
          <table:table-cell office:value-type="float" office:value="1910.5">
            <text:p>1910.5</text:p>
          </table:table-cell>
          <table:table-cell office:value-type="float" office:value="0.0633490566037736">
            <text:p>0.0633490566</text:p>
          </table:table-cell>
          <table:table-cell office:value-type="float" office:value="0.0755904124074727">
            <text:p>0.0755904124</text:p>
          </table:table-cell>
          <table:table-cell office:value-type="float" office:value="0.0253146945806281">
            <text:p>0.0253146946</text:p>
          </table:table-cell>
          <table:table-cell office:value-type="float" office:value="1.22958737993948">
            <text:p>1.2295873799</text:p>
          </table:table-cell>
          <table:table-cell office:value-type="float" office:value="1.2757657079041">
            <text:p>1.2757657079</text:p>
          </table:table-cell>
          <table:table-cell office:value-type="float" office:value="1.08985746520515">
            <text:p>1.0898574652</text:p>
          </table:table-cell>
          <table:table-cell office:value-type="float" office:value="11.2847386112328">
            <text:p>11.2847386112</text:p>
          </table:table-cell>
          <table:table-cell office:value-type="float" office:value="9.51214125256458">
            <text:p>9.5121412526</text:p>
          </table:table-cell>
          <table:table-cell office:value-type="float" office:value="27.7263479536695">
            <text:p>27.726347953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189">
            <text:p>189</text:p>
          </table:table-cell>
          <table:table-cell office:value-type="float" office:value="260">
            <text:p>260</text:p>
          </table:table-cell>
          <table:table-cell office:value-type="float" office:value="189">
            <text:p>189</text:p>
          </table:table-cell>
          <table:table-cell office:value-type="float" office:value="5820">
            <text:p>5820</text:p>
          </table:table-cell>
          <table:table-cell office:value-type="float" office:value="14173">
            <text:p>14173</text:p>
          </table:table-cell>
          <table:table-cell office:value-type="float" office:value="75409">
            <text:p>75409</text:p>
          </table:table-cell>
          <table:table-cell office:value-type="float" office:value="260.857142857143">
            <text:p>260.8571428571</text:p>
          </table:table-cell>
          <table:table-cell office:value-type="float" office:value="883.714285714286">
            <text:p>883.7142857143</text:p>
          </table:table-cell>
          <table:table-cell office:value-type="float" office:value="5174.14285714286">
            <text:p>5174.1428571429</text:p>
          </table:table-cell>
          <table:table-cell office:value-type="float" office:value="0.0448208149239077">
            <text:p>0.0448208149</text:p>
          </table:table-cell>
          <table:table-cell office:value-type="float" office:value="0.0623519569402586">
            <text:p>0.0623519569</text:p>
          </table:table-cell>
          <table:table-cell office:value-type="float" office:value="0.0686143942651787">
            <text:p>0.0686143943</text:p>
          </table:table-cell>
          <table:table-cell office:value-type="float" office:value="1.16081030691655">
            <text:p>1.1608103069</text:p>
          </table:table-cell>
          <table:table-cell office:value-type="float" office:value="1.22585187169809">
            <text:p>1.2258518717</text:p>
          </table:table-cell>
          <table:table-cell office:value-type="float" office:value="1.24937793272486">
            <text:p>1.2493779327</text:p>
          </table:table-cell>
          <table:table-cell office:value-type="float" office:value="15.8088910814273">
            <text:p>15.8088910814</text:p>
          </table:table-cell>
          <table:table-cell office:value-type="float" office:value="11.4597668990195">
            <text:p>11.459766899</text:p>
          </table:table-cell>
          <table:table-cell office:value-type="float" office:value="10.4448072026728">
            <text:p>10.444807202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24">
            <text:p>224</text:p>
          </table:table-cell>
          <table:table-cell office:value-type="float" office:value="410">
            <text:p>410</text:p>
          </table:table-cell>
          <table:table-cell office:value-type="float" office:value="224">
            <text:p>224</text:p>
          </table:table-cell>
          <table:table-cell office:value-type="float" office:value="5670">
            <text:p>5670</text:p>
          </table:table-cell>
          <table:table-cell office:value-type="float" office:value="14687">
            <text:p>14687</text:p>
          </table:table-cell>
          <table:table-cell office:value-type="float" office:value="78933">
            <text:p>78933</text:p>
          </table:table-cell>
          <table:table-cell office:value-type="float" office:value="147.666666666667">
            <text:p>147.6666666667</text:p>
          </table:table-cell>
          <table:table-cell office:value-type="float" office:value="0">
            <text:p>0</text:p>
          </table:table-cell>
          <table:table-cell office:value-type="float" office:value="4888.16666666667">
            <text:p>4888.1666666667</text:p>
          </table:table-cell>
          <table:table-cell office:value-type="float" office:value="0.0260435038212816">
            <text:p>0.0260435038</text:p>
          </table:table-cell>
          <table:table-cell office:value-type="float" office:value="0">
            <text:p>0</text:p>
          </table:table-cell>
          <table:table-cell office:value-type="float" office:value="0.061928048682638">
            <text:p>0.0619280487</text:p>
          </table:table-cell>
          <table:table-cell office:value-type="float" office:value="1.09248166099341">
            <text:p>1.092481661</text:p>
          </table:table-cell>
          <table:table-cell office:value-type="float" office:value="0.96">
            <text:p>0.96</text:p>
          </table:table-cell>
          <table:table-cell office:value-type="float" office:value="1.22426493348797">
            <text:p>1.2242649335</text:p>
          </table:table-cell>
          <table:table-cell office:value-type="float" office:value="26.9600626642173">
            <text:p>26.9600626642</text:p>
          </table:table-cell>
          <table:table-cell office:value-type="float" office:value="0">
            <text:p>0</text:p>
          </table:table-cell>
          <table:table-cell office:value-type="float" office:value="11.5358856020812">
            <text:p>11.535885602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442">
            <text:p>442</text:p>
          </table:table-cell>
          <table:table-cell office:value-type="float" office:value="248">
            <text:p>248</text:p>
          </table:table-cell>
          <table:table-cell office:value-type="float" office:value="6304">
            <text:p>6304</text:p>
          </table:table-cell>
          <table:table-cell office:value-type="float" office:value="16710">
            <text:p>16710</text:p>
          </table:table-cell>
          <table:table-cell office:value-type="float" office:value="93045">
            <text:p>93045</text:p>
          </table:table-cell>
          <table:table-cell office:value-type="float" office:value="0">
            <text:p>0</text:p>
          </table:table-cell>
          <table:table-cell office:value-type="float" office:value="1151.6">
            <text:p>1151.6</text:p>
          </table:table-cell>
          <table:table-cell office:value-type="float" office:value="6412">
            <text:p>6412</text:p>
          </table:table-cell>
          <table:table-cell office:value-type="float" office:value="0">
            <text:p>0</text:p>
          </table:table-cell>
          <table:table-cell office:value-type="float" office:value="0.068916816277678">
            <text:p>0.0689168163</text:p>
          </table:table-cell>
          <table:table-cell office:value-type="float" office:value="0.0689128916115858">
            <text:p>0.0689128916</text:p>
          </table:table-cell>
          <table:table-cell office:value-type="float" office:value="0.94">
            <text:p>0.94</text:p>
          </table:table-cell>
          <table:table-cell office:value-type="float" office:value="1.25051793100094">
            <text:p>1.250517931</text:p>
          </table:table-cell>
          <table:table-cell office:value-type="float" office:value="1.25050313443588">
            <text:p>1.2505031344</text:p>
          </table:table-cell>
          <table:table-cell office:value-type="float" office:value="0">
            <text:p>0</text:p>
          </table:table-cell>
          <table:table-cell office:value-type="float" office:value="10.4004607913398">
            <text:p>10.4004607913</text:p>
          </table:table-cell>
          <table:table-cell office:value-type="float" office:value="10.4010338026957">
            <text:p>10.401033802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91">
            <text:p>291</text:p>
          </table:table-cell>
          <table:table-cell office:value-type="float" office:value="6187">
            <text:p>6187</text:p>
          </table:table-cell>
          <table:table-cell office:value-type="float" office:value="17674">
            <text:p>17674</text:p>
          </table:table-cell>
          <table:table-cell office:value-type="float" office:value="106444">
            <text:p>106444</text:p>
          </table:table-cell>
          <table:table-cell office:value-type="float" office:value="0">
            <text:p>0</text:p>
          </table:table-cell>
          <table:table-cell office:value-type="float" office:value="1285.75">
            <text:p>1285.75</text:p>
          </table:table-cell>
          <table:table-cell office:value-type="float" office:value="7743.5">
            <text:p>7743.5</text:p>
          </table:table-cell>
          <table:table-cell office:value-type="float" office:value="0">
            <text:p>0</text:p>
          </table:table-cell>
          <table:table-cell office:value-type="float" office:value="0.0727481045603712">
            <text:p>0.0727481046</text:p>
          </table:table-cell>
          <table:table-cell office:value-type="float" office:value="0.0727471722220134">
            <text:p>0.0727471722</text:p>
          </table:table-cell>
          <table:table-cell office:value-type="float" office:value="0.94">
            <text:p>0.94</text:p>
          </table:table-cell>
          <table:table-cell office:value-type="float" office:value="1.26499124792687">
            <text:p>1.2649912479</text:p>
          </table:table-cell>
          <table:table-cell office:value-type="float" office:value="1.26498771886699">
            <text:p>1.2649877189</text:p>
          </table:table-cell>
          <table:table-cell office:value-type="float" office:value="0">
            <text:p>0</text:p>
          </table:table-cell>
          <table:table-cell office:value-type="float" office:value="9.87056218641007">
            <text:p>9.8705621864</text:p>
          </table:table-cell>
          <table:table-cell office:value-type="float" office:value="9.87068434940657">
            <text:p>9.870684349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38">
            <text:p>338</text:p>
          </table:table-cell>
          <table:table-cell office:value-type="float" office:value="6072">
            <text:p>6072</text:p>
          </table:table-cell>
          <table:table-cell office:value-type="float" office:value="18573">
            <text:p>18573</text:p>
          </table:table-cell>
          <table:table-cell office:value-type="float" office:value="113918">
            <text:p>113918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44">
            <text:p>344</text:p>
          </table:table-cell>
          <table:table-cell office:value-type="float" office:value="5959">
            <text:p>5959</text:p>
          </table:table-cell>
          <table:table-cell office:value-type="float" office:value="19397">
            <text:p>19397</text:p>
          </table:table-cell>
          <table:table-cell office:value-type="float" office:value="121917">
            <text:p>121917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2.25">
            <text:p>52.25</text:p>
          </table:table-cell>
          <table:table-cell office:value-type="float" office:value="2964">
            <text:p>2964</text:p>
          </table:table-cell>
          <table:table-cell office:value-type="float" office:value="13142.25">
            <text:p>13142.25</text:p>
          </table:table-cell>
          <table:table-cell office:value-type="float" office:value="17.49">
            <text:p>17.49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65">
            <text:p>265</text:p>
          </table:table-cell>
          <table:table-cell office:value-type="float" office:value="5848">
            <text:p>5848</text:p>
          </table:table-cell>
          <table:table-cell office:value-type="float" office:value="20205">
            <text:p>20205</text:p>
          </table:table-cell>
          <table:table-cell office:value-type="float" office:value="130478">
            <text:p>130478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24">
            <text:p>1.24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4">
            <text:p>54</text:p>
          </table:table-cell>
          <table:table-cell office:value-type="float" office:value="3084.66666666667">
            <text:p>3084.6666666667</text:p>
          </table:table-cell>
          <table:table-cell office:value-type="float" office:value="14186.3333333333">
            <text:p>14186.3333333333</text:p>
          </table:table-cell>
          <table:table-cell office:value-type="float" office:value="15.6066666666667">
            <text:p>15.606666666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91">
            <text:p>291</text:p>
          </table:table-cell>
          <table:table-cell office:value-type="float" office:value="5740">
            <text:p>5740</text:p>
          </table:table-cell>
          <table:table-cell office:value-type="float" office:value="21155">
            <text:p>21155</text:p>
          </table:table-cell>
          <table:table-cell office:value-type="float" office:value="139640">
            <text:p>139640</text:p>
          </table:table-cell>
          <table:table-cell table:number-columns-repeated="6" office:value-type="float" office:value="0">
            <text:p>0</text:p>
          </table:table-cell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3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office:value-type="float" office:value="0.94">
            <text:p>0.94</text:p>
          </table:table-cell>
          <table:table-cell office:value-type="float" office:value="1.16">
            <text:p>1.16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.1">
            <text:p>3.1</text:p>
          </table:table-cell>
          <table:table-cell office:value-type="float" office:value="5.3">
            <text:p>5.3</text:p>
          </table:table-cell>
          <table:table-cell office:value-type="float" office:value="25.3">
            <text:p>25.3</text:p>
          </table:table-cell>
          <table:table-cell office:value-type="float" office:value="3106">
            <text:p>3106</text:p>
          </table:table-cell>
          <table:table-cell office:value-type="float" office:value="4181">
            <text:p>4181</text:p>
          </table:table-cell>
          <table:table-cell office:value-type="float" office:value="15134">
            <text:p>151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3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33:02.52</dc:date>
    <dc:creator>Liam Widdess</dc:creator>
    <meta:editing-duration>P2DT3H31M43S</meta:editing-duration>
    <meta:editing-cycles>185</meta:editing-cycles>
    <meta:generator>OpenOffice/4.1.7$Win32 OpenOffice.org_project/417m1$Build-9800</meta:generator>
    <meta:document-statistic meta:table-count="8" meta:cell-count="721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4cm" svg:width="31.251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87">
                <text:p>128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84">
                <text:p>684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63">
                <text:p>663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13">
                <text:p>813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10">
                <text:p>810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76">
                <text:p>976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66">
                <text:p>1066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71">
                <text:p>1271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20">
                <text:p>620</text:p>
              </table:table-cell>
              <table:table-cell office:value-type="float" office:value="1292">
                <text:p>1292</text:p>
              </table:table-cell>
              <table:table-cell office:value-type="float" office:value="2912">
                <text:p>291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726">
                <text:p>726</text:p>
              </table:table-cell>
              <table:table-cell office:value-type="float" office:value="1326">
                <text:p>1326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58">
                <text:p>758</text:p>
              </table:table-cell>
              <table:table-cell office:value-type="float" office:value="1458">
                <text:p>145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848">
                <text:p>848</text:p>
              </table:table-cell>
              <table:table-cell office:value-type="float" office:value="1723">
                <text:p>1723</text:p>
              </table:table-cell>
              <table:table-cell office:value-type="float" office:value="4044">
                <text:p>404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664">
                <text:p>1664</text:p>
              </table:table-cell>
              <table:table-cell office:value-type="float" office:value="3693">
                <text:p>3693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32">
                <text:p>832</text:p>
              </table:table-cell>
              <table:table-cell office:value-type="float" office:value="1817">
                <text:p>1817</text:p>
              </table:table-cell>
              <table:table-cell office:value-type="float" office:value="4440">
                <text:p>4440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28">
                <text:p>928</text:p>
              </table:table-cell>
              <table:table-cell office:value-type="float" office:value="2057">
                <text:p>2057</text:p>
              </table:table-cell>
              <table:table-cell office:value-type="float" office:value="5261">
                <text:p>526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146">
                <text:p>1146</text:p>
              </table:table-cell>
              <table:table-cell office:value-type="float" office:value="2151">
                <text:p>2151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110">
                <text:p>1110</text:p>
              </table:table-cell>
              <table:table-cell office:value-type="float" office:value="2106">
                <text:p>2106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17">
                <text:p>1217</text:p>
              </table:table-cell>
              <table:table-cell office:value-type="float" office:value="2209">
                <text:p>2209</text:p>
              </table:table-cell>
              <table:table-cell office:value-type="float" office:value="3947">
                <text:p>3947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274">
                <text:p>1274</text:p>
              </table:table-cell>
              <table:table-cell office:value-type="float" office:value="2540">
                <text:p>2540</text:p>
              </table:table-cell>
              <table:table-cell office:value-type="float" office:value="4524">
                <text:p>452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284">
                <text:p>1284</text:p>
              </table:table-cell>
              <table:table-cell office:value-type="float" office:value="2587">
                <text:p>2587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83">
                <text:p>1583</text:p>
              </table:table-cell>
              <table:table-cell office:value-type="float" office:value="2822">
                <text:p>2822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28">
                <text:p>1628</text:p>
              </table:table-cell>
              <table:table-cell office:value-type="float" office:value="2885">
                <text:p>2885</text:p>
              </table:table-cell>
              <table:table-cell office:value-type="float" office:value="6226">
                <text:p>622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897">
                <text:p>1897</text:p>
              </table:table-cell>
              <table:table-cell office:value-type="float" office:value="3246">
                <text:p>3246</text:p>
              </table:table-cell>
              <table:table-cell office:value-type="float" office:value="5980">
                <text:p>59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032">
                <text:p>2032</text:p>
              </table:table-cell>
              <table:table-cell office:value-type="float" office:value="3303">
                <text:p>3303</text:p>
              </table:table-cell>
              <table:table-cell office:value-type="float" office:value="6116">
                <text:p>611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060">
                <text:p>2060</text:p>
              </table:table-cell>
              <table:table-cell office:value-type="float" office:value="3469">
                <text:p>3469</text:p>
              </table:table-cell>
              <table:table-cell office:value-type="float" office:value="6592">
                <text:p>659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58">
                <text:p>1758</text:p>
              </table:table-cell>
              <table:table-cell office:value-type="float" office:value="3515">
                <text:p>3515</text:p>
              </table:table-cell>
              <table:table-cell office:value-type="float" office:value="6910">
                <text:p>6910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930">
                <text:p>1930</text:p>
              </table:table-cell>
              <table:table-cell office:value-type="float" office:value="3866">
                <text:p>386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280">
                <text:p>2280</text:p>
              </table:table-cell>
              <table:table-cell office:value-type="float" office:value="4173">
                <text:p>4173</text:p>
              </table:table-cell>
              <table:table-cell office:value-type="float" office:value="8878">
                <text:p>887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158">
                <text:p>2158</text:p>
              </table:table-cell>
              <table:table-cell office:value-type="float" office:value="4250">
                <text:p>4250</text:p>
              </table:table-cell>
              <table:table-cell office:value-type="float" office:value="8351">
                <text:p>835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300">
                <text:p>2300</text:p>
              </table:table-cell>
              <table:table-cell office:value-type="float" office:value="4658">
                <text:p>4658</text:p>
              </table:table-cell>
              <table:table-cell office:value-type="float" office:value="9554">
                <text:p>95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44">
                <text:p>2544</text:p>
              </table:table-cell>
              <table:table-cell office:value-type="float" office:value="4933">
                <text:p>4933</text:p>
              </table:table-cell>
              <table:table-cell office:value-type="float" office:value="8583">
                <text:p>8583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714">
                <text:p>2714</text:p>
              </table:table-cell>
              <table:table-cell office:value-type="float" office:value="5237">
                <text:p>5237</text:p>
              </table:table-cell>
              <table:table-cell office:value-type="float" office:value="8646">
                <text:p>864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20">
                <text:p>2820</text:p>
              </table:table-cell>
              <table:table-cell office:value-type="float" office:value="5668">
                <text:p>5668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865">
                <text:p>2865</text:p>
              </table:table-cell>
              <table:table-cell office:value-type="float" office:value="5578">
                <text:p>5578</text:p>
              </table:table-cell>
              <table:table-cell office:value-type="float" office:value="9071">
                <text:p>9071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242">
                <text:p>3242</text:p>
              </table:table-cell>
              <table:table-cell office:value-type="float" office:value="6112">
                <text:p>6112</text:p>
              </table:table-cell>
              <table:table-cell office:value-type="float" office:value="10211">
                <text:p>1021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753">
                <text:p>3753</text:p>
              </table:table-cell>
              <table:table-cell office:value-type="float" office:value="6022">
                <text:p>6022</text:p>
              </table:table-cell>
              <table:table-cell office:value-type="float" office:value="9394">
                <text:p>939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3885">
                <text:p>3885</text:p>
              </table:table-cell>
              <table:table-cell office:value-type="float" office:value="6196">
                <text:p>6196</text:p>
              </table:table-cell>
              <table:table-cell office:value-type="float" office:value="9575">
                <text:p>957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226">
                <text:p>2226</text:p>
              </table:table-cell>
              <table:table-cell office:value-type="float" office:value="6290">
                <text:p>6290</text:p>
              </table:table-cell>
              <table:table-cell office:value-type="float" office:value="18550">
                <text:p>18550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2332">
                <text:p>2332</text:p>
              </table:table-cell>
              <table:table-cell office:value-type="float" office:value="6506">
                <text:p>6506</text:p>
              </table:table-cell>
              <table:table-cell office:value-type="float" office:value="29945">
                <text:p>29945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3392">
                <text:p>3392</text:p>
              </table:table-cell>
              <table:table-cell office:value-type="float" office:value="6591">
                <text:p>6591</text:p>
              </table:table-cell>
              <table:table-cell office:value-type="float" office:value="41870">
                <text:p>41870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3335">
                <text:p>3335</text:p>
              </table:table-cell>
              <table:table-cell office:value-type="float" office:value="6367">
                <text:p>6367</text:p>
              </table:table-cell>
              <table:table-cell office:value-type="float" office:value="47700">
                <text:p>47700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3473">
                <text:p>3473</text:p>
              </table:table-cell>
              <table:table-cell office:value-type="float" office:value="6498">
                <text:p>6498</text:p>
              </table:table-cell>
              <table:table-cell office:value-type="float" office:value="55650">
                <text:p>55650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3036">
                <text:p>3036</text:p>
              </table:table-cell>
              <table:table-cell office:value-type="float" office:value="7082">
                <text:p>7082</text:p>
              </table:table-cell>
              <table:table-cell office:value-type="float" office:value="54060">
                <text:p>5406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2783">
                <text:p>2783</text:p>
              </table:table-cell>
              <table:table-cell office:value-type="float" office:value="6612">
                <text:p>6612</text:p>
              </table:table-cell>
              <table:table-cell office:value-type="float" office:value="46110">
                <text:p>46110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3335">
                <text:p>3335</text:p>
              </table:table-cell>
              <table:table-cell office:value-type="float" office:value="6842">
                <text:p>6842</text:p>
              </table:table-cell>
              <table:table-cell office:value-type="float" office:value="38425">
                <text:p>384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3473">
                <text:p>3473</text:p>
              </table:table-cell>
              <table:table-cell office:value-type="float" office:value="6644">
                <text:p>6644</text:p>
              </table:table-cell>
              <table:table-cell office:value-type="float" office:value="40015">
                <text:p>40015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3036">
                <text:p>3036</text:p>
              </table:table-cell>
              <table:table-cell office:value-type="float" office:value="6612">
                <text:p>6612</text:p>
              </table:table-cell>
              <table:table-cell office:value-type="float" office:value="34980">
                <text:p>34980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83">
                <text:p>2783</text:p>
              </table:table-cell>
              <table:table-cell office:value-type="float" office:value="6786">
                <text:p>6786</text:p>
              </table:table-cell>
              <table:table-cell office:value-type="float" office:value="32065">
                <text:p>32065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3020">
                <text:p>3020</text:p>
              </table:table-cell>
              <table:table-cell office:value-type="float" office:value="7720">
                <text:p>7720</text:p>
              </table:table-cell>
              <table:table-cell office:value-type="float" office:value="42135">
                <text:p>4213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640">
                <text:p>2640</text:p>
              </table:table-cell>
              <table:table-cell office:value-type="float" office:value="7280">
                <text:p>7280</text:p>
              </table:table-cell>
              <table:table-cell office:value-type="float" office:value="45845">
                <text:p>4584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420">
                <text:p>2420</text:p>
              </table:table-cell>
              <table:table-cell office:value-type="float" office:value="7744">
                <text:p>7744</text:p>
              </table:table-cell>
              <table:table-cell office:value-type="float" office:value="46110">
                <text:p>46110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3180">
                <text:p>3180</text:p>
              </table:table-cell>
              <table:table-cell office:value-type="float" office:value="9044">
                <text:p>9044</text:p>
              </table:table-cell>
              <table:table-cell office:value-type="float" office:value="51145">
                <text:p>51145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3460">
                <text:p>3460</text:p>
              </table:table-cell>
              <table:table-cell office:value-type="float" office:value="9880">
                <text:p>9880</text:p>
              </table:table-cell>
              <table:table-cell office:value-type="float" office:value="55915">
                <text:p>5591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3480">
                <text:p>3480</text:p>
              </table:table-cell>
              <table:table-cell office:value-type="float" office:value="10701">
                <text:p>10701</text:p>
              </table:table-cell>
              <table:table-cell office:value-type="float" office:value="50085">
                <text:p>50085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3860">
                <text:p>3860</text:p>
              </table:table-cell>
              <table:table-cell office:value-type="float" office:value="11352">
                <text:p>11352</text:p>
              </table:table-cell>
              <table:table-cell office:value-type="float" office:value="59360">
                <text:p>59360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4220">
                <text:p>4220</text:p>
              </table:table-cell>
              <table:table-cell office:value-type="float" office:value="10070">
                <text:p>10070</text:p>
              </table:table-cell>
              <table:table-cell office:value-type="float" office:value="65720">
                <text:p>65720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3780">
                <text:p>3780</text:p>
              </table:table-cell>
              <table:table-cell office:value-type="float" office:value="11058">
                <text:p>11058</text:p>
              </table:table-cell>
              <table:table-cell office:value-type="float" office:value="77115">
                <text:p>7711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80">
                <text:p>4480</text:p>
              </table:table-cell>
              <table:table-cell office:value-type="float" office:value="11202">
                <text:p>11202</text:p>
              </table:table-cell>
              <table:table-cell office:value-type="float" office:value="89570">
                <text:p>89570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4960">
                <text:p>4960</text:p>
              </table:table-cell>
              <table:table-cell office:value-type="float" office:value="12740">
                <text:p>12740</text:p>
              </table:table-cell>
              <table:table-cell office:value-type="float" office:value="91160">
                <text:p>91160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5820">
                <text:p>5820</text:p>
              </table:table-cell>
              <table:table-cell office:value-type="float" office:value="13820">
                <text:p>13820</text:p>
              </table:table-cell>
              <table:table-cell office:value-type="float" office:value="70225">
                <text:p>7022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6693">
                <text:p>6693</text:p>
              </table:table-cell>
              <table:table-cell office:value-type="float" office:value="14752">
                <text:p>14752</text:p>
              </table:table-cell>
              <table:table-cell office:value-type="float" office:value="77115">
                <text:p>77115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6456">
                <text:p>6456</text:p>
              </table:table-cell>
              <table:table-cell office:value-type="float" office:value="13981">
                <text:p>13981</text:p>
              </table:table-cell>
              <table:table-cell office:value-type="float" office:value="74384">
                <text:p>7438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5300">
                <text:p>5300</text:p>
              </table:table-cell>
              <table:table-cell office:value-type="float" office:value="14185">
                <text:p>14185</text:p>
              </table:table-cell>
              <table:table-cell office:value-type="float" office:value="75470">
                <text:p>75470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5820">
                <text:p>5820</text:p>
              </table:table-cell>
              <table:table-cell office:value-type="float" office:value="14173">
                <text:p>14173</text:p>
              </table:table-cell>
              <table:table-cell office:value-type="float" office:value="75409">
                <text:p>7540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5670">
                <text:p>5670</text:p>
              </table:table-cell>
              <table:table-cell office:value-type="float" office:value="14687">
                <text:p>14687</text:p>
              </table:table-cell>
              <table:table-cell office:value-type="float" office:value="78933">
                <text:p>7893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6304">
                <text:p>6304</text:p>
              </table:table-cell>
              <table:table-cell office:value-type="float" office:value="16710">
                <text:p>16710</text:p>
              </table:table-cell>
              <table:table-cell office:value-type="float" office:value="93045">
                <text:p>9304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6187">
                <text:p>6187</text:p>
              </table:table-cell>
              <table:table-cell office:value-type="float" office:value="17674">
                <text:p>17674</text:p>
              </table:table-cell>
              <table:table-cell office:value-type="float" office:value="106444">
                <text:p>10644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6072">
                <text:p>6072</text:p>
              </table:table-cell>
              <table:table-cell office:value-type="float" office:value="18573">
                <text:p>18573</text:p>
              </table:table-cell>
              <table:table-cell office:value-type="float" office:value="113918">
                <text:p>11391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5959">
                <text:p>5959</text:p>
              </table:table-cell>
              <table:table-cell office:value-type="float" office:value="19397">
                <text:p>19397</text:p>
              </table:table-cell>
              <table:table-cell office:value-type="float" office:value="121917">
                <text:p>12191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5848">
                <text:p>5848</text:p>
              </table:table-cell>
              <table:table-cell office:value-type="float" office:value="20205">
                <text:p>20205</text:p>
              </table:table-cell>
              <table:table-cell office:value-type="float" office:value="130478">
                <text:p>13047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5740">
                <text:p>5740</text:p>
              </table:table-cell>
              <table:table-cell office:value-type="float" office:value="21155">
                <text:p>21155</text:p>
              </table:table-cell>
              <table:table-cell office:value-type="float" office:value="139640">
                <text:p>13964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8cm" svg:width="31.00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084.66666666667">
                <text:p>3084.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1cm" svg:y="1.405cm" svg:width="30.878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7.49">
                <text:p>17.4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5.6066666666667">
                <text:p>15.60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99cm" svg:y="1.352cm" svg:width="31.33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4786150173611">
                <text:p>1.5478615017361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6522979989183">
                <text:p>1.66522979989183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61424256772268">
                <text:p>1.6142425677226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34959459881887">
                <text:p>1.34959459881887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59724721261053">
                <text:p>1.5972472126105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26839525473207">
                <text:p>1.26839525473207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7078602347203">
                <text:p>1.17078602347203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7760892831648">
                <text:p>1.27760892831648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5877398214116">
                <text:p>1.587739821411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19031141535036">
                <text:p>1.1903114153503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9295726140383">
                <text:p>1.29295726140383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21688699043836">
                <text:p>1.2168869904383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7163889341667">
                <text:p>1.27163889341667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35370791591284">
                <text:p>1.3537079159128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8683029829398">
                <text:p>1.28683029829398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6304750296003">
                <text:p>1.2630475029600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4637461420966">
                <text:p>1.2463746142096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109206858043">
                <text:p>1.110920685804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38933188955447">
                <text:p>1.3893318895544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0632185997404">
                <text:p>1.106321859974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26718225905202">
                <text:p>1.2671822590520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810120916385">
                <text:p>1.281012091638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45723216793">
                <text:p>1.2004572321679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9868659000868">
                <text:p>1.1986865900086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9203884400688">
                <text:p>1.29203884400688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28261056890409">
                <text:p>1.28261056890409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9614920998373">
                <text:p>1.0961492099837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3614687859792">
                <text:p>1.1361468785979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6911364117491">
                <text:p>1.16911364117491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1660400953312">
                <text:p>1.2166040095331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2321341121107">
                <text:p>1.22321341121107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768068269828">
                <text:p>1.1768068269828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2829068642041">
                <text:p>1.1282906864204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22403825193376">
                <text:p>1.2240382519337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29603426333655">
                <text:p>1.2960342633365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6530414048185">
                <text:p>1.2653041404818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48800263792135">
                <text:p>1.48800263792135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07952179343362">
                <text:p>1.0795217934336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748035385316">
                <text:p>1.174803538531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.92992736295341">
                <text:p>0.92992736295341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0981437824389">
                <text:p>1.3098143782438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0.967052720386514">
                <text:p>0.96705272038651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43481429554863">
                <text:p>1.4348142955486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0.995290565349984">
                <text:p>0.99529056534998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0.930912034938623">
                <text:p>0.93091203493862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0.711945327836741">
                <text:p>0.71194532783674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9866795344341">
                <text:p>1.19866795344341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0.949383810070699">
                <text:p>0.94938381007069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0.988442127455686">
                <text:p>0.98844212745568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6517608373336">
                <text:p>1.2651760837333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3129098369252">
                <text:p>1.13129098369252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32680311575444">
                <text:p>1.3268031157544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6945346117069">
                <text:p>1.0694534611706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3132569204152">
                <text:p>1.1313256920415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14306197651166">
                <text:p>1.14306197651166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26915781684917">
                <text:p>1.26915781684917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14734075135283">
                <text:p>1.1473407513528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27503235990075">
                <text:p>1.27503235990075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12258948288282">
                <text:p>1.1225894828828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16858495354147">
                <text:p>1.16858495354147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13400625">
                <text:p>1.1340062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15953424573766">
                <text:p>1.1595342457376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14475879334804">
                <text:p>1.1447587933480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19697957389636">
                <text:p>1.1969795738963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2757657079041">
                <text:p>1.275765707904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22585187169809">
                <text:p>1.2258518716980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25051793100094">
                <text:p>1.2505179310009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6499124792687">
                <text:p>1.2649912479268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142.25">
                <text:p>13142.2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186.3333333333">
                <text:p>14186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